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RSI BEI</text:p>
          </table:table-cell>
          <table:table-cell table:number-columns-repeated="2"/>
          <table:table-cell table:style-name="Default" table:number-columns-repeated="6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Diff Vortag</text:p>
          </table:table-cell>
          <table:table-cell table:style-name="Default" office:value-type="string" calcext:value-type="string">
            <text:p>Gewinn</text:p>
          </table:table-cell>
          <table:table-cell table:style-name="Default" office:value-type="string" calcext:value-type="string">
            <text:p>Verlust</text:p>
          </table:table-cell>
          <table:table-cell table:style-name="Default" office:value-type="string" calcext:value-type="string">
            <text:p>Avg14Win</text:p>
          </table:table-cell>
          <table:table-cell table:style-name="Default" office:value-type="string" calcext:value-type="string">
            <text:p>Avg14Loose</text:p>
          </table:table-cell>
          <table:table-cell table:style-name="Default" office:value-type="string" calcext:value-type="string">
            <text:p>RSI</text:p>
          </table:table-cell>
          <table:table-cell table:style-name="Default" office:value-type="string" calcext:value-type="string">
            <text:p>RSI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.4" calcext:value-type="float">
            <text:p>91,4</text:p>
          </table:table-cell>
          <table:table-cell table:formula="of:=[.B3]-[.B4]" office:value-type="float" office:value="-0.259999999999991" calcext:value-type="float">
            <text:p>-0,259999999999991</text:p>
          </table:table-cell>
          <table:table-cell table:formula="of:=IF([.C3]&gt;0;[.C3];0)" office:value-type="float" office:value="0" calcext:value-type="float">
            <text:p>0</text:p>
          </table:table-cell>
          <table:table-cell table:formula="of:=IF([.C3]&lt;0;-[.C3];0)" office:value-type="float" office:value="0.259999999999991" calcext:value-type="float">
            <text:p>0,259999999999991</text:p>
          </table:table-cell>
          <table:table-cell table:formula="of:=SUM([.D4:.D17])/14" office:value-type="float" office:value="0.201428571428571" calcext:value-type="float">
            <text:p>0,201428571428571</text:p>
          </table:table-cell>
          <table:table-cell table:formula="of:=SUM([.E4:.E17])/14" office:value-type="float" office:value="0.628571428571428" calcext:value-type="float">
            <text:p>0,628571428571428</text:p>
          </table:table-cell>
          <table:table-cell table:formula="of:=[.F17]/[.G17]" office:value-type="float" office:value="2.37944664031621" calcext:value-type="float">
            <text:p>2,37944664031621</text:p>
          </table:table-cell>
          <table:table-cell table:formula="of:=IF([.G17]=0;100;100-(100/(1+[.H17])))" office:value-type="float" office:value="30.7769929364278" calcext:value-type="float">
            <text:p>30,77699293642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.66" calcext:value-type="float">
            <text:p>91,66</text:p>
          </table:table-cell>
          <table:table-cell table:formula="of:=[.B4]-[.B5]" office:value-type="float" office:value="0.399999999999991" calcext:value-type="float">
            <text:p>0,399999999999991</text:p>
          </table:table-cell>
          <table:table-cell table:formula="of:=IF([.C4]&gt;0;[.C4];0)" office:value-type="float" office:value="0.399999999999991" calcext:value-type="float">
            <text:p>0,399999999999991</text:p>
          </table:table-cell>
          <table:table-cell table:formula="of:=IF([.C4]&lt;0;-[.C4];0)" office:value-type="float" office:value="0" calcext:value-type="float">
            <text:p>0</text:p>
          </table:table-cell>
          <table:table-cell table:formula="of:=SUM([.D5:.D18])/14" office:value-type="float" office:value="0.172857142857143" calcext:value-type="float">
            <text:p>0,172857142857143</text:p>
          </table:table-cell>
          <table:table-cell table:formula="of:=SUM([.E5:.E18])/14" office:value-type="float" office:value="0.797142857142857" calcext:value-type="float">
            <text:p>0,797142857142857</text:p>
          </table:table-cell>
          <table:table-cell table:formula="of:=[.F18]/[.G18]" office:value-type="float" office:value="2.13475177304965" calcext:value-type="float">
            <text:p>2,13475177304965</text:p>
          </table:table-cell>
          <table:table-cell table:formula="of:=IF([.G18]=0;100;100-(100/(1+[.H18])))" office:value-type="float" office:value="40.8991228070175" calcext:value-type="float">
            <text:p>40,89912280701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.26" calcext:value-type="float">
            <text:p>91,26</text:p>
          </table:table-cell>
          <table:table-cell table:formula="of:=[.B5]-[.B6]" office:value-type="float" office:value="-0.61999999999999" calcext:value-type="float">
            <text:p>-0,61999999999999</text:p>
          </table:table-cell>
          <table:table-cell table:formula="of:=IF([.C5]&gt;0;[.C5];0)" office:value-type="float" office:value="0" calcext:value-type="float">
            <text:p>0</text:p>
          </table:table-cell>
          <table:table-cell table:formula="of:=IF([.C5]&lt;0;-[.C5];0)" office:value-type="float" office:value="0.61999999999999" calcext:value-type="float">
            <text:p>0,61999999999999</text:p>
          </table:table-cell>
          <table:table-cell table:formula="of:=SUM([.D6:.D19])/14" office:value-type="float" office:value="0.172857142857143" calcext:value-type="float">
            <text:p>0,172857142857143</text:p>
          </table:table-cell>
          <table:table-cell table:formula="of:=SUM([.E6:.E19])/14" office:value-type="float" office:value="0.86" calcext:value-type="float">
            <text:p>0,86</text:p>
          </table:table-cell>
          <table:table-cell table:formula="of:=[.F19]/[.G19]" office:value-type="float" office:value="1.13157894736842" calcext:value-type="float">
            <text:p>1,13157894736842</text:p>
          </table:table-cell>
          <table:table-cell table:formula="of:=IF([.G19]=0;100;100-(100/(1+[.H19])))" office:value-type="float" office:value="65.2032520325203" calcext:value-type="float">
            <text:p>65,2032520325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.88" calcext:value-type="float">
            <text:p>91,88</text:p>
          </table:table-cell>
          <table:table-cell table:formula="of:=[.B6]-[.B7]" office:value-type="float" office:value="0.659999999999997" calcext:value-type="float">
            <text:p>0,659999999999997</text:p>
          </table:table-cell>
          <table:table-cell table:formula="of:=IF([.C6]&gt;0;[.C6];0)" office:value-type="float" office:value="0.659999999999997" calcext:value-type="float">
            <text:p>0,659999999999997</text:p>
          </table:table-cell>
          <table:table-cell table:formula="of:=IF([.C6]&lt;0;-[.C6];0)" office:value-type="float" office:value="0" calcext:value-type="float">
            <text:p>0</text:p>
          </table:table-cell>
          <table:table-cell table:formula="of:=SUM([.D7:.D20])/14" office:value-type="float" office:value="0.125714285714286" calcext:value-type="float">
            <text:p>0,125714285714286</text:p>
          </table:table-cell>
          <table:table-cell table:formula="of:=SUM([.E7:.E20])/14" office:value-type="float" office:value="0.86" calcext:value-type="float">
            <text:p>0,86</text:p>
          </table:table-cell>
          <table:table-cell table:formula="of:=[.F20]/[.G20]" office:value-type="float" office:value="1.15037593984962" calcext:value-type="float">
            <text:p>1,15037593984962</text:p>
          </table:table-cell>
          <table:table-cell table:formula="of:=IF([.G20]=0;100;100-(100/(1+[.H20])))" office:value-type="float" office:value="60.4327666151468" calcext:value-type="float">
            <text:p>60,43276661514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.22" calcext:value-type="float">
            <text:p>91,22</text:p>
          </table:table-cell>
          <table:table-cell table:formula="of:=[.B7]-[.B8]" office:value-type="float" office:value="-1.06" calcext:value-type="float">
            <text:p>-1,06</text:p>
          </table:table-cell>
          <table:table-cell table:formula="of:=IF([.C7]&gt;0;[.C7];0)" office:value-type="float" office:value="0" calcext:value-type="float">
            <text:p>0</text:p>
          </table:table-cell>
          <table:table-cell table:formula="of:=IF([.C7]&lt;0;-[.C7];0)" office:value-type="float" office:value="1.06" calcext:value-type="float">
            <text:p>1,06</text:p>
          </table:table-cell>
          <table:table-cell table:formula="of:=SUM([.D8:.D21])/14" office:value-type="float" office:value="0.154285714285715" calcext:value-type="float">
            <text:p>0,154285714285715</text:p>
          </table:table-cell>
          <table:table-cell table:formula="of:=SUM([.E8:.E21])/14" office:value-type="float" office:value="0.784285714285715" calcext:value-type="float">
            <text:p>0,784285714285715</text:p>
          </table:table-cell>
          <table:table-cell table:formula="of:=[.F21]/[.G21]" office:value-type="float" office:value="1.16729323308271" calcext:value-type="float">
            <text:p>1,16729323308271</text:p>
          </table:table-cell>
          <table:table-cell table:formula="of:=IF([.G21]=0;100;100-(100/(1+[.H21])))" office:value-type="float" office:value="60.1866251944012" calcext:value-type="float">
            <text:p>60,18662519440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.28" calcext:value-type="float">
            <text:p>92,28</text:p>
          </table:table-cell>
          <table:table-cell table:formula="of:=[.B8]-[.B9]" office:value-type="float" office:value="-0.579999999999998" calcext:value-type="float">
            <text:p>-0,579999999999998</text:p>
          </table:table-cell>
          <table:table-cell table:formula="of:=IF([.C8]&gt;0;[.C8];0)" office:value-type="float" office:value="0" calcext:value-type="float">
            <text:p>0</text:p>
          </table:table-cell>
          <table:table-cell table:formula="of:=IF([.C8]&lt;0;-[.C8];0)" office:value-type="float" office:value="0.579999999999998" calcext:value-type="float">
            <text:p>0,579999999999998</text:p>
          </table:table-cell>
          <table:table-cell table:formula="of:=SUM([.D9:.D22])/14" office:value-type="float" office:value="0.179285714285715" calcext:value-type="float">
            <text:p>0,179285714285715</text:p>
          </table:table-cell>
          <table:table-cell table:formula="of:=SUM([.E9:.E22])/14" office:value-type="float" office:value="0.742857142857143" calcext:value-type="float">
            <text:p>0,742857142857143</text:p>
          </table:table-cell>
          <table:table-cell table:formula="of:=[.F22]/[.G22]" office:value-type="float" office:value="1.20958646616541" calcext:value-type="float">
            <text:p>1,20958646616541</text:p>
          </table:table-cell>
          <table:table-cell table:formula="of:=IF([.G22]=0;100;100-(100/(1+[.H22])))" office:value-type="float" office:value="55.4313099041534" calcext:value-type="float">
            <text:p>55,43130990415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.86" calcext:value-type="float">
            <text:p>92,86</text:p>
          </table:table-cell>
          <table:table-cell table:formula="of:=[.B9]-[.B10]" office:value-type="float" office:value="-0.879999999999995" calcext:value-type="float">
            <text:p>-0,879999999999995</text:p>
          </table:table-cell>
          <table:table-cell table:formula="of:=IF([.C9]&gt;0;[.C9];0)" office:value-type="float" office:value="0" calcext:value-type="float">
            <text:p>0</text:p>
          </table:table-cell>
          <table:table-cell table:formula="of:=IF([.C9]&lt;0;-[.C9];0)" office:value-type="float" office:value="0.879999999999995" calcext:value-type="float">
            <text:p>0,879999999999995</text:p>
          </table:table-cell>
          <table:table-cell table:formula="of:=SUM([.D10:.D23])/14" office:value-type="float" office:value="0.271428571428572" calcext:value-type="float">
            <text:p>0,271428571428572</text:p>
          </table:table-cell>
          <table:table-cell table:formula="of:=SUM([.E10:.E23])/14" office:value-type="float" office:value="0.680000000000001" calcext:value-type="float">
            <text:p>0,680000000000001</text:p>
          </table:table-cell>
          <table:table-cell table:formula="of:=[.F23]/[.G23]" office:value-type="float" office:value="1.04136690647482" calcext:value-type="float">
            <text:p>1,04136690647482</text:p>
          </table:table-cell>
          <table:table-cell table:formula="of:=IF([.G23]=0;100;100-(100/(1+[.H23])))" office:value-type="float" office:value="56.7921440261866" calcext:value-type="float">
            <text:p>56,7921440261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.74" calcext:value-type="float">
            <text:p>93,74</text:p>
          </table:table-cell>
          <table:table-cell table:formula="of:=[.B10]-[.B11]" office:value-type="float" office:value="-1.16000000000001" calcext:value-type="float">
            <text:p>-1,16000000000001</text:p>
          </table:table-cell>
          <table:table-cell table:formula="of:=IF([.C10]&gt;0;[.C10];0)" office:value-type="float" office:value="0" calcext:value-type="float">
            <text:p>0</text:p>
          </table:table-cell>
          <table:table-cell table:formula="of:=IF([.C10]&lt;0;-[.C10];0)" office:value-type="float" office:value="1.16000000000001" calcext:value-type="float">
            <text:p>1,16000000000001</text:p>
          </table:table-cell>
          <table:table-cell table:formula="of:=SUM([.D11:.D24])/14" office:value-type="float" office:value="0.344285714285715" calcext:value-type="float">
            <text:p>0,344285714285715</text:p>
          </table:table-cell>
          <table:table-cell table:formula="of:=SUM([.E11:.E24])/14" office:value-type="float" office:value="0.597142857142857" calcext:value-type="float">
            <text:p>0,597142857142857</text:p>
          </table:table-cell>
          <table:table-cell table:formula="of:=[.F24]/[.G24]" office:value-type="float" office:value="0.811059907834101" calcext:value-type="float">
            <text:p>0,811059907834101</text:p>
          </table:table-cell>
          <table:table-cell table:formula="of:=IF([.G24]=0;100;100-(100/(1+[.H24])))" office:value-type="float" office:value="68.2926829268293" calcext:value-type="float">
            <text:p>68,29268292682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.9" calcext:value-type="float">
            <text:p>94,9</text:p>
          </table:table-cell>
          <table:table-cell table:formula="of:=[.B11]-[.B12]" office:value-type="float" office:value="0.280000000000001" calcext:value-type="float">
            <text:p>0,280000000000001</text:p>
          </table:table-cell>
          <table:table-cell table:formula="of:=IF([.C11]&gt;0;[.C11];0)" office:value-type="float" office:value="0.280000000000001" calcext:value-type="float">
            <text:p>0,280000000000001</text:p>
          </table:table-cell>
          <table:table-cell table:formula="of:=IF([.C11]&lt;0;-[.C11];0)" office:value-type="float" office:value="0" calcext:value-type="float">
            <text:p>0</text:p>
          </table:table-cell>
          <table:table-cell table:formula="of:=SUM([.D12:.D25])/14" office:value-type="float" office:value="0.695714285714286" calcext:value-type="float">
            <text:p>0,695714285714286</text:p>
          </table:table-cell>
          <table:table-cell table:formula="of:=SUM([.E12:.E25])/14" office:value-type="float" office:value="0.597142857142857" calcext:value-type="float">
            <text:p>0,597142857142857</text:p>
          </table:table-cell>
          <table:table-cell table:formula="of:=[.F25]/[.G25]" office:value-type="float" office:value="0.482334869431643" calcext:value-type="float">
            <text:p>0,482334869431643</text:p>
          </table:table-cell>
          <table:table-cell table:formula="of:=IF([.G25]=0;100;100-(100/(1+[.H25])))" office:value-type="float" office:value="66.5346534653466" calcext:value-type="float">
            <text:p>66,53465346534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.62" calcext:value-type="float">
            <text:p>94,62</text:p>
          </table:table-cell>
          <table:table-cell table:formula="of:=[.B12]-[.B13]" office:value-type="float" office:value="-0.5" calcext:value-type="float">
            <text:p>-0,5</text:p>
          </table:table-cell>
          <table:table-cell table:formula="of:=IF([.C12]&gt;0;[.C12];0)" office:value-type="float" office:value="0" calcext:value-type="float">
            <text:p>0</text:p>
          </table:table-cell>
          <table:table-cell table:formula="of:=IF([.C12]&lt;0;-[.C12];0)" office:value-type="float" office:value="0.5" calcext:value-type="float">
            <text:p>0,5</text:p>
          </table:table-cell>
          <table:table-cell table:formula="of:=SUM([.D13:.D26])/14" office:value-type="float" office:value="0.695714285714286" calcext:value-type="float">
            <text:p>0,695714285714286</text:p>
          </table:table-cell>
          <table:table-cell table:formula="of:=SUM([.E13:.E26])/14" office:value-type="float" office:value="0.587142857142857" calcext:value-type="float">
            <text:p>0,587142857142857</text:p>
          </table:table-cell>
          <table:table-cell table:formula="of:=[.F26]/[.G26]" office:value-type="float" office:value="0.48569218870843" calcext:value-type="float">
            <text:p>0,48569218870843</text:p>
          </table:table-cell>
          <table:table-cell table:formula="of:=IF([.G26]=0;100;100-(100/(1+[.H26])))" office:value-type="float" office:value="71.8552036199095" calcext:value-type="float">
            <text:p>71,85520361990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5.12" calcext:value-type="float">
            <text:p>95,12</text:p>
          </table:table-cell>
          <table:table-cell table:formula="of:=[.B13]-[.B14]" office:value-type="float" office:value="1.48" calcext:value-type="float">
            <text:p>1,48</text:p>
          </table:table-cell>
          <table:table-cell table:formula="of:=IF([.C13]&gt;0;[.C13];0)" office:value-type="float" office:value="1.48" calcext:value-type="float">
            <text:p>1,48</text:p>
          </table:table-cell>
          <table:table-cell table:formula="of:=IF([.C13]&lt;0;-[.C13];0)" office:value-type="float" office:value="0" calcext:value-type="float">
            <text:p>0</text:p>
          </table:table-cell>
          <table:table-cell table:formula="of:=SUM([.D14:.D27])/14" office:value-type="float" office:value="0.59" calcext:value-type="float">
            <text:p>0,59</text:p>
          </table:table-cell>
          <table:table-cell table:formula="of:=SUM([.E14:.E27])/14" office:value-type="float" office:value="0.592857142857144" calcext:value-type="float">
            <text:p>0,592857142857144</text:p>
          </table:table-cell>
          <table:table-cell table:formula="of:=[.F27]/[.G27]" office:value-type="float" office:value="0.61556420233463" calcext:value-type="float">
            <text:p>0,61556420233463</text:p>
          </table:table-cell>
          <table:table-cell table:formula="of:=IF([.G27]=0;100;100-(100/(1+[.H27])))" office:value-type="float" office:value="75.3565768621236" calcext:value-type="float">
            <text:p>75,3565768621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.64" calcext:value-type="float">
            <text:p>93,64</text:p>
          </table:table-cell>
          <table:table-cell table:formula="of:=[.B14]-[.B15]" office:value-type="float" office:value="-1.84" calcext:value-type="float">
            <text:p>-1,84</text:p>
          </table:table-cell>
          <table:table-cell table:formula="of:=IF([.C14]&gt;0;[.C14];0)" office:value-type="float" office:value="0" calcext:value-type="float">
            <text:p>0</text:p>
          </table:table-cell>
          <table:table-cell table:formula="of:=IF([.C14]&lt;0;-[.C14];0)" office:value-type="float" office:value="1.84" calcext:value-type="float">
            <text:p>1,84</text:p>
          </table:table-cell>
          <table:table-cell table:formula="of:=SUM([.D15:.D28])/14" office:value-type="float" office:value="0.754285714285715" calcext:value-type="float">
            <text:p>0,754285714285715</text:p>
          </table:table-cell>
          <table:table-cell table:formula="of:=SUM([.E15:.E28])/14" office:value-type="float" office:value="0.461428571428572" calcext:value-type="float">
            <text:p>0,461428571428572</text:p>
          </table:table-cell>
          <table:table-cell table:formula="of:=[.F28]/[.G28]" office:value-type="float" office:value="0.387430939226519" calcext:value-type="float">
            <text:p>0,387430939226519</text:p>
          </table:table-cell>
          <table:table-cell table:formula="of:=IF([.G28]=0;100;100-(100/(1+[.H28])))" office:value-type="float" office:value="80.5249788314987" calcext:value-type="float">
            <text:p>80,52497883149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.48" calcext:value-type="float">
            <text:p>95,48</text:p>
          </table:table-cell>
          <table:table-cell table:formula="of:=[.B15]-[.B16]" office:value-type="float" office:value="-1.61999999999999" calcext:value-type="float">
            <text:p>-1,61999999999999</text:p>
          </table:table-cell>
          <table:table-cell table:formula="of:=IF([.C15]&gt;0;[.C15];0)" office:value-type="float" office:value="0" calcext:value-type="float">
            <text:p>0</text:p>
          </table:table-cell>
          <table:table-cell table:formula="of:=IF([.C15]&lt;0;-[.C15];0)" office:value-type="float" office:value="1.61999999999999" calcext:value-type="float">
            <text:p>1,61999999999999</text:p>
          </table:table-cell>
          <table:table-cell table:formula="of:=SUM([.D16:.D29])/14" office:value-type="float" office:value="0.812857142857144" calcext:value-type="float">
            <text:p>0,812857142857144</text:p>
          </table:table-cell>
          <table:table-cell table:formula="of:=SUM([.E16:.E29])/14" office:value-type="float" office:value="0.345714285714287" calcext:value-type="float">
            <text:p>0,345714285714287</text:p>
          </table:table-cell>
          <table:table-cell table:formula="of:=[.F29]/[.G29]" office:value-type="float" office:value="0.404696132596684" calcext:value-type="float">
            <text:p>0,404696132596684</text:p>
          </table:table-cell>
          <table:table-cell table:formula="of:=IF([.G29]=0;100;100-(100/(1+[.H29])))" office:value-type="float" office:value="67.304625199362" calcext:value-type="float">
            <text:p>67,3046251993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.1" calcext:value-type="float">
            <text:p>97,1</text:p>
          </table:table-cell>
          <table:table-cell table:formula="of:=[.B16]-[.B17]" office:value-type="float" office:value="0" calcext:value-type="float">
            <text:p>0</text:p>
          </table:table-cell>
          <table:table-cell table:formula="of:=IF([.C16]&gt;0;[.C16];0)" office:value-type="float" office:value="0" calcext:value-type="float">
            <text:p>0</text:p>
          </table:table-cell>
          <table:table-cell table:formula="of:=IF([.C16]&lt;0;-[.C16];0)" office:value-type="float" office:value="0" calcext:value-type="float">
            <text:p>0</text:p>
          </table:table-cell>
          <table:table-cell table:formula="of:=SUM([.D17:.D30])/14" office:value-type="float" office:value="0.86" calcext:value-type="float">
            <text:p>0,86</text:p>
          </table:table-cell>
          <table:table-cell table:formula="of:=SUM([.E17:.E30])/14" office:value-type="float" office:value="0.345714285714287" calcext:value-type="float">
            <text:p>0,345714285714287</text:p>
          </table:table-cell>
          <table:table-cell table:formula="of:=[.F30]/[.G30]" office:value-type="float" office:value="0.37707182320442" calcext:value-type="float">
            <text:p>0,37707182320442</text:p>
          </table:table-cell>
          <table:table-cell table:formula="of:=IF([.G30]=0;100;100-(100/(1+[.H30])))" office:value-type="float" office:value="68.5582822085889" calcext:value-type="float">
            <text:p>68,5582822085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.1" calcext:value-type="float">
            <text:p>97,1</text:p>
          </table:table-cell>
          <table:table-cell table:formula="of:=[.B17]-[.B18]" office:value-type="float" office:value="-0.540000000000006" calcext:value-type="float">
            <text:p>-0,540000000000006</text:p>
          </table:table-cell>
          <table:table-cell table:formula="of:=IF([.C17]&gt;0;[.C17];0)" office:value-type="float" office:value="0" calcext:value-type="float">
            <text:p>0</text:p>
          </table:table-cell>
          <table:table-cell table:formula="of:=IF([.C17]&lt;0;-[.C17];0)" office:value-type="float" office:value="0.540000000000006" calcext:value-type="float">
            <text:p>0,540000000000006</text:p>
          </table:table-cell>
          <table:table-cell table:formula="of:=SUM([.D18:.D31])/14" office:value-type="float" office:value="0.86" calcext:value-type="float">
            <text:p>0,86</text:p>
          </table:table-cell>
          <table:table-cell table:formula="of:=SUM([.E18:.E31])/14" office:value-type="float" office:value="0.361428571428572" calcext:value-type="float">
            <text:p>0,361428571428572</text:p>
          </table:table-cell>
          <table:table-cell table:formula="of:=[.F31]/[.G31]" office:value-type="float" office:value="0.444606413994169" calcext:value-type="float">
            <text:p>0,444606413994169</text:p>
          </table:table-cell>
          <table:table-cell table:formula="of:=IF([.G31]=0;100;100-(100/(1+[.H31])))" office:value-type="float" office:value="68.75" calcext:value-type="float">
            <text:p>68,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.64" calcext:value-type="float">
            <text:p>97,64</text:p>
          </table:table-cell>
          <table:table-cell table:formula="of:=[.B18]-[.B19]" office:value-type="float" office:value="-2.36" calcext:value-type="float">
            <text:p>-2,36</text:p>
          </table:table-cell>
          <table:table-cell table:formula="of:=IF([.C18]&gt;0;[.C18];0)" office:value-type="float" office:value="0" calcext:value-type="float">
            <text:p>0</text:p>
          </table:table-cell>
          <table:table-cell table:formula="of:=IF([.C18]&lt;0;-[.C18];0)" office:value-type="float" office:value="2.36" calcext:value-type="float">
            <text:p>2,36</text:p>
          </table:table-cell>
          <table:table-cell table:formula="of:=SUM([.D19:.D32])/14" office:value-type="float" office:value="0.86" calcext:value-type="float">
            <text:p>0,86</text:p>
          </table:table-cell>
          <table:table-cell table:formula="of:=SUM([.E19:.E32])/14" office:value-type="float" office:value="0.402857142857143" calcext:value-type="float">
            <text:p>0,402857142857143</text:p>
          </table:table-cell>
          <table:table-cell table:formula="of:=[.F32]/[.G32]" office:value-type="float" office:value="0.692022263450834" calcext:value-type="float">
            <text:p>0,692022263450834</text:p>
          </table:table-cell>
          <table:table-cell table:formula="of:=IF([.G32]=0;100;100-(100/(1+[.H32])))" office:value-type="float" office:value="54.9497847919655" calcext:value-type="float">
            <text:p>54,94978479196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formula="of:=[.B19]-[.B20]" office:value-type="float" office:value="-1.5" calcext:value-type="float">
            <text:p>-1,5</text:p>
          </table:table-cell>
          <table:table-cell table:formula="of:=IF([.C19]&gt;0;[.C19];0)" office:value-type="float" office:value="0" calcext:value-type="float">
            <text:p>0</text:p>
          </table:table-cell>
          <table:table-cell table:formula="of:=IF([.C19]&lt;0;-[.C19];0)" office:value-type="float" office:value="1.5" calcext:value-type="float">
            <text:p>1,5</text:p>
          </table:table-cell>
          <table:table-cell table:formula="of:=SUM([.D20:.D33])/14" office:value-type="float" office:value="0.86" calcext:value-type="float">
            <text:p>0,86</text:p>
          </table:table-cell>
          <table:table-cell table:formula="of:=SUM([.E20:.E33])/14" office:value-type="float" office:value="0.76" calcext:value-type="float">
            <text:p>0,76</text:p>
          </table:table-cell>
          <table:table-cell table:formula="of:=[.F33]/[.G33]" office:value-type="float" office:value="1.87383177570093" calcext:value-type="float">
            <text:p>1,87383177570093</text:p>
          </table:table-cell>
          <table:table-cell table:formula="of:=IF([.G33]=0;100;100-(100/(1+[.H33])))" office:value-type="float" office:value="45.1653944020356" calcext:value-type="float">
            <text:p>45,1653944020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.5" calcext:value-type="float">
            <text:p>101,5</text:p>
          </table:table-cell>
          <table:table-cell table:formula="of:=[.B20]-[.B21]" office:value-type="float" office:value="0" calcext:value-type="float">
            <text:p>0</text:p>
          </table:table-cell>
          <table:table-cell table:formula="of:=IF([.C20]&gt;0;[.C20];0)" office:value-type="float" office:value="0" calcext:value-type="float">
            <text:p>0</text:p>
          </table:table-cell>
          <table:table-cell table:formula="of:=IF([.C20]&lt;0;-[.C20];0)" office:value-type="float" office:value="0" calcext:value-type="float">
            <text:p>0</text:p>
          </table:table-cell>
          <table:table-cell table:formula="of:=SUM([.D21:.D34])/14" office:value-type="float" office:value="0.874285714285714" calcext:value-type="float">
            <text:p>0,874285714285714</text:p>
          </table:table-cell>
          <table:table-cell table:formula="of:=SUM([.E21:.E34])/14" office:value-type="float" office:value="0.76" calcext:value-type="float">
            <text:p>0,76</text:p>
          </table:table-cell>
          <table:table-cell table:formula="of:=[.F34]/[.G34]" office:value-type="float" office:value="1.52734375" calcext:value-type="float">
            <text:p>1,52734375</text:p>
          </table:table-cell>
          <table:table-cell table:formula="of:=IF([.G34]=0;100;100-(100/(1+[.H34])))" office:value-type="float" office:value="47.5871313672922" calcext:value-type="float">
            <text:p>47,58713136729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.5" calcext:value-type="float">
            <text:p>101,5</text:p>
          </table:table-cell>
          <table:table-cell table:formula="of:=[.B21]-[.B22]" office:value-type="float" office:value="0.400000000000006" calcext:value-type="float">
            <text:p>0,400000000000006</text:p>
          </table:table-cell>
          <table:table-cell table:formula="of:=IF([.C21]&gt;0;[.C21];0)" office:value-type="float" office:value="0.400000000000006" calcext:value-type="float">
            <text:p>0,400000000000006</text:p>
          </table:table-cell>
          <table:table-cell table:formula="of:=IF([.C21]&lt;0;-[.C21];0)" office:value-type="float" office:value="0" calcext:value-type="float">
            <text:p>0</text:p>
          </table:table-cell>
          <table:table-cell table:formula="of:=SUM([.D22:.D35])/14" office:value-type="float" office:value="0.887142857142857" calcext:value-type="float">
            <text:p>0,887142857142857</text:p>
          </table:table-cell>
          <table:table-cell table:formula="of:=SUM([.E22:.E35])/14" office:value-type="float" office:value="0.76" calcext:value-type="float">
            <text:p>0,76</text:p>
          </table:table-cell>
          <table:table-cell table:formula="of:=[.F35]/[.G35]" office:value-type="float" office:value="1.51171875" calcext:value-type="float">
            <text:p>1,51171875</text:p>
          </table:table-cell>
          <table:table-cell table:formula="of:=IF([.G35]=0;100;100-(100/(1+[.H35])))" office:value-type="float" office:value="44.1176470588236" calcext:value-type="float">
            <text:p>44,11764705882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1.1" calcext:value-type="float">
            <text:p>101,1</text:p>
          </table:table-cell>
          <table:table-cell table:formula="of:=[.B22]-[.B23]" office:value-type="float" office:value="0.349999999999994" calcext:value-type="float">
            <text:p>0,349999999999994</text:p>
          </table:table-cell>
          <table:table-cell table:formula="of:=IF([.C22]&gt;0;[.C22];0)" office:value-type="float" office:value="0.349999999999994" calcext:value-type="float">
            <text:p>0,349999999999994</text:p>
          </table:table-cell>
          <table:table-cell table:formula="of:=IF([.C22]&lt;0;-[.C22];0)" office:value-type="float" office:value="0" calcext:value-type="float">
            <text:p>0</text:p>
          </table:table-cell>
          <table:table-cell table:formula="of:=SUM([.D23:.D36])/14" office:value-type="float" office:value="0.919285714285715" calcext:value-type="float">
            <text:p>0,919285714285715</text:p>
          </table:table-cell>
          <table:table-cell table:formula="of:=SUM([.E23:.E36])/14" office:value-type="float" office:value="0.76" calcext:value-type="float">
            <text:p>0,76</text:p>
          </table:table-cell>
          <table:table-cell table:formula="of:=[.F36]/[.G36]" office:value-type="float" office:value="1.24372759856631" calcext:value-type="float">
            <text:p>1,24372759856631</text:p>
          </table:table-cell>
          <table:table-cell table:formula="of:=IF([.G36]=0;100;100-(100/(1+[.H36])))" office:value-type="float" office:value="47.7513227513227" calcext:value-type="float">
            <text:p>47,75132275132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.75" calcext:value-type="float">
            <text:p>100,75</text:p>
          </table:table-cell>
          <table:table-cell table:formula="of:=[.B23]-[.B24]" office:value-type="float" office:value="1.29000000000001" calcext:value-type="float">
            <text:p>1,29000000000001</text:p>
          </table:table-cell>
          <table:table-cell table:formula="of:=IF([.C23]&gt;0;[.C23];0)" office:value-type="float" office:value="1.29000000000001" calcext:value-type="float">
            <text:p>1,29000000000001</text:p>
          </table:table-cell>
          <table:table-cell table:formula="of:=IF([.C23]&lt;0;-[.C23];0)" office:value-type="float" office:value="0" calcext:value-type="float">
            <text:p>0</text:p>
          </table:table-cell>
          <table:table-cell table:formula="of:=SUM([.D24:.D37])/14" office:value-type="float" office:value="0.827142857142857" calcext:value-type="float">
            <text:p>0,827142857142857</text:p>
          </table:table-cell>
          <table:table-cell table:formula="of:=SUM([.E24:.E37])/14" office:value-type="float" office:value="0.794285714285715" calcext:value-type="float">
            <text:p>0,794285714285715</text:p>
          </table:table-cell>
          <table:table-cell table:formula="of:=[.F37]/[.G37]" office:value-type="float" office:value="1.31439393939394" calcext:value-type="float">
            <text:p>1,31439393939394</text:p>
          </table:table-cell>
          <table:table-cell table:formula="of:=IF([.G37]=0;100;100-(100/(1+[.H37])))" office:value-type="float" office:value="46.822308690013" calcext:value-type="float">
            <text:p>46,8223086900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.46" calcext:value-type="float">
            <text:p>99,46</text:p>
          </table:table-cell>
          <table:table-cell table:formula="of:=[.B24]-[.B25]" office:value-type="float" office:value="1.02" calcext:value-type="float">
            <text:p>1,02</text:p>
          </table:table-cell>
          <table:table-cell table:formula="of:=IF([.C24]&gt;0;[.C24];0)" office:value-type="float" office:value="1.02" calcext:value-type="float">
            <text:p>1,02</text:p>
          </table:table-cell>
          <table:table-cell table:formula="of:=IF([.C24]&lt;0;-[.C24];0)" office:value-type="float" office:value="0" calcext:value-type="float">
            <text:p>0</text:p>
          </table:table-cell>
          <table:table-cell table:formula="of:=SUM([.D25:.D38])/14" office:value-type="float" office:value="0.754285714285714" calcext:value-type="float">
            <text:p>0,754285714285714</text:p>
          </table:table-cell>
          <table:table-cell table:formula="of:=SUM([.E25:.E38])/14" office:value-type="float" office:value="0.930000000000001" calcext:value-type="float">
            <text:p>0,930000000000001</text:p>
          </table:table-cell>
          <table:table-cell table:formula="of:=[.F38]/[.G38]" office:value-type="float" office:value="2.15384615384616" calcext:value-type="float">
            <text:p>2,15384615384616</text:p>
          </table:table-cell>
          <table:table-cell table:formula="of:=IF([.G38]=0;100;100-(100/(1+[.H38])))" office:value-type="float" office:value="43.8775510204082" calcext:value-type="float">
            <text:p>43,877551020408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8.44" calcext:value-type="float">
            <text:p>98,44</text:p>
          </table:table-cell>
          <table:table-cell table:formula="of:=[.B25]-[.B26]" office:value-type="float" office:value="5.2" calcext:value-type="float">
            <text:p>5,2</text:p>
          </table:table-cell>
          <table:table-cell table:formula="of:=IF([.C25]&gt;0;[.C25];0)" office:value-type="float" office:value="5.2" calcext:value-type="float">
            <text:p>5,2</text:p>
          </table:table-cell>
          <table:table-cell table:formula="of:=IF([.C25]&lt;0;-[.C25];0)" office:value-type="float" office:value="0" calcext:value-type="float">
            <text:p>0</text:p>
          </table:table-cell>
          <table:table-cell table:formula="of:=SUM([.D26:.D39])/14" office:value-type="float" office:value="0.448571428571429" calcext:value-type="float">
            <text:p>0,448571428571429</text:p>
          </table:table-cell>
          <table:table-cell table:formula="of:=SUM([.E26:.E39])/14" office:value-type="float" office:value="0.930000000000001" calcext:value-type="float">
            <text:p>0,930000000000001</text:p>
          </table:table-cell>
          <table:table-cell table:formula="of:=[.F39]/[.G39]" office:value-type="float" office:value="1.98816568047338" calcext:value-type="float">
            <text:p>1,98816568047338</text:p>
          </table:table-cell>
          <table:table-cell table:formula="of:=IF([.G39]=0;100;100-(100/(1+[.H39])))" office:value-type="float" office:value="49.1329479768786" calcext:value-type="float">
            <text:p>49,13294797687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3.24" calcext:value-type="float">
            <text:p>93,24</text:p>
          </table:table-cell>
          <table:table-cell table:formula="of:=[.B26]-[.B27]" office:value-type="float" office:value="-0.359999999999999" calcext:value-type="float">
            <text:p>-0,359999999999999</text:p>
          </table:table-cell>
          <table:table-cell table:formula="of:=IF([.C26]&gt;0;[.C26];0)" office:value-type="float" office:value="0" calcext:value-type="float">
            <text:p>0</text:p>
          </table:table-cell>
          <table:table-cell table:formula="of:=IF([.C26]&lt;0;-[.C26];0)" office:value-type="float" office:value="0.359999999999999" calcext:value-type="float">
            <text:p>0,359999999999999</text:p>
          </table:table-cell>
          <table:table-cell table:formula="of:=SUM([.D27:.D40])/14" office:value-type="float" office:value="0.448571428571429" calcext:value-type="float">
            <text:p>0,448571428571429</text:p>
          </table:table-cell>
          <table:table-cell table:formula="of:=SUM([.E27:.E40])/14" office:value-type="float" office:value="0.923571428571429" calcext:value-type="float">
            <text:p>0,923571428571429</text:p>
          </table:table-cell>
          <table:table-cell table:formula="of:=[.F40]/[.G40]" office:value-type="float" office:value="2.55305466237942" calcext:value-type="float">
            <text:p>2,55305466237942</text:p>
          </table:table-cell>
          <table:table-cell table:formula="of:=IF([.G40]=0;100;100-(100/(1+[.H40])))" office:value-type="float" office:value="43.1279620853081" calcext:value-type="float">
            <text:p>43,12796208530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3.6" calcext:value-type="float">
            <text:p>93,6</text:p>
          </table:table-cell>
          <table:table-cell table:formula="of:=[.B27]-[.B28]" office:value-type="float" office:value="-0.0800000000000125" calcext:value-type="float">
            <text:p>-0,080000000000013</text:p>
          </table:table-cell>
          <table:table-cell table:formula="of:=IF([.C27]&gt;0;[.C27];0)" office:value-type="float" office:value="0" calcext:value-type="float">
            <text:p>0</text:p>
          </table:table-cell>
          <table:table-cell table:formula="of:=IF([.C27]&lt;0;-[.C27];0)" office:value-type="float" office:value="0.0800000000000125" calcext:value-type="float">
            <text:p>0,080000000000013</text:p>
          </table:table-cell>
          <table:table-cell table:formula="of:=SUM([.D28:.D41])/14" office:value-type="float" office:value="0.565" calcext:value-type="float">
            <text:p>0,565</text:p>
          </table:table-cell>
          <table:table-cell table:formula="of:=SUM([.E28:.E41])/14" office:value-type="float" office:value="0.917857142857142" calcext:value-type="float">
            <text:p>0,917857142857142</text:p>
          </table:table-cell>
          <table:table-cell table:formula="of:=[.F41]/[.G41]" office:value-type="float" office:value="3.05787781350482" calcext:value-type="float">
            <text:p>3,05787781350482</text:p>
          </table:table-cell>
          <table:table-cell table:formula="of:=IF([.G41]=0;100;100-(100/(1+[.H41])))" office:value-type="float" office:value="33.7931034482758" calcext:value-type="float">
            <text:p>33,79310344827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.68" calcext:value-type="float">
            <text:p>93,68</text:p>
          </table:table-cell>
          <table:table-cell table:formula="of:=[.B28]-[.B29]" office:value-type="float" office:value="2.30000000000001" calcext:value-type="float">
            <text:p>2,30000000000001</text:p>
          </table:table-cell>
          <table:table-cell table:formula="of:=IF([.C28]&gt;0;[.C28];0)" office:value-type="float" office:value="2.30000000000001" calcext:value-type="float">
            <text:p>2,30000000000001</text:p>
          </table:table-cell>
          <table:table-cell table:formula="of:=IF([.C28]&lt;0;-[.C28];0)" office:value-type="float" office:value="0" calcext:value-type="float">
            <text:p>0</text:p>
          </table:table-cell>
          <table:table-cell table:formula="of:=SUM([.D29:.D42])/14" office:value-type="float" office:value="0.400714285714285" calcext:value-type="float">
            <text:p>0,400714285714285</text:p>
          </table:table-cell>
          <table:table-cell table:formula="of:=SUM([.E29:.E42])/14" office:value-type="float" office:value="1.03428571428571" calcext:value-type="float">
            <text:p>1,03428571428571</text:p>
          </table:table-cell>
          <table:table-cell table:formula="of:=[.F42]/[.G42]" office:value-type="float" office:value="4.13478260869563" calcext:value-type="float">
            <text:p>4,13478260869563</text:p>
          </table:table-cell>
          <table:table-cell table:formula="of:=IF([.G42]=0;100;100-(100/(1+[.H42])))" office:value-type="float" office:value="30.1353013530135" calcext:value-type="float">
            <text:p>30,13530135301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.38" calcext:value-type="float">
            <text:p>91,38</text:p>
          </table:table-cell>
          <table:table-cell table:formula="of:=[.B29]-[.B30]" office:value-type="float" office:value="0.819999999999993" calcext:value-type="float">
            <text:p>0,819999999999993</text:p>
          </table:table-cell>
          <table:table-cell table:formula="of:=IF([.C29]&gt;0;[.C29];0)" office:value-type="float" office:value="0.819999999999993" calcext:value-type="float">
            <text:p>0,819999999999993</text:p>
          </table:table-cell>
          <table:table-cell table:formula="of:=IF([.C29]&lt;0;-[.C29];0)" office:value-type="float" office:value="0" calcext:value-type="float">
            <text:p>0</text:p>
          </table:table-cell>
          <table:table-cell table:formula="of:=SUM([.D30:.D43])/14" office:value-type="float" office:value="0.418571428571428" calcext:value-type="float">
            <text:p>0,418571428571428</text:p>
          </table:table-cell>
          <table:table-cell table:formula="of:=SUM([.E30:.E43])/14" office:value-type="float" office:value="1.03428571428571" calcext:value-type="float">
            <text:p>1,03428571428571</text:p>
          </table:table-cell>
          <table:table-cell table:formula="of:=[.F43]/[.G43]" office:value-type="float" office:value="2.05853658536585" calcext:value-type="float">
            <text:p>2,05853658536585</text:p>
          </table:table-cell>
          <table:table-cell table:formula="of:=IF([.G43]=0;100;100-(100/(1+[.H43])))" office:value-type="float" office:value="36.9393139841689" calcext:value-type="float">
            <text:p>36,93931398416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0.56" calcext:value-type="float">
            <text:p>90,56</text:p>
          </table:table-cell>
          <table:table-cell table:formula="of:=[.B30]-[.B31]" office:value-type="float" office:value="0.659999999999997" calcext:value-type="float">
            <text:p>0,659999999999997</text:p>
          </table:table-cell>
          <table:table-cell table:formula="of:=IF([.C30]&gt;0;[.C30];0)" office:value-type="float" office:value="0.659999999999997" calcext:value-type="float">
            <text:p>0,659999999999997</text:p>
          </table:table-cell>
          <table:table-cell table:formula="of:=IF([.C30]&lt;0;-[.C30];0)" office:value-type="float" office:value="0" calcext:value-type="float">
            <text:p>0</text:p>
          </table:table-cell>
          <table:table-cell table:formula="of:=SUM([.D31:.D44])/14" office:value-type="float" office:value="0.39" calcext:value-type="float">
            <text:p>0,39</text:p>
          </table:table-cell>
          <table:table-cell table:formula="of:=SUM([.E31:.E44])/14" office:value-type="float" office:value="1.03428571428571" calcext:value-type="float">
            <text:p>1,03428571428571</text:p>
          </table:table-cell>
          <table:table-cell table:formula="of:=[.F44]/[.G44]" office:value-type="float" office:value="2.18048780487805" calcext:value-type="float">
            <text:p>2,18048780487805</text:p>
          </table:table-cell>
          <table:table-cell table:formula="of:=IF([.G44]=0;100;100-(100/(1+[.H44])))" office:value-type="float" office:value="38.8746803069053" calcext:value-type="float">
            <text:p>38,874680306905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.9" calcext:value-type="float">
            <text:p>89,9</text:p>
          </table:table-cell>
          <table:table-cell table:formula="of:=[.B31]-[.B32]" office:value-type="float" office:value="-0.759999999999991" calcext:value-type="float">
            <text:p>-0,759999999999991</text:p>
          </table:table-cell>
          <table:table-cell table:formula="of:=IF([.C31]&gt;0;[.C31];0)" office:value-type="float" office:value="0" calcext:value-type="float">
            <text:p>0</text:p>
          </table:table-cell>
          <table:table-cell table:formula="of:=IF([.C31]&lt;0;-[.C31];0)" office:value-type="float" office:value="0.759999999999991" calcext:value-type="float">
            <text:p>0,759999999999991</text:p>
          </table:table-cell>
          <table:table-cell table:formula="of:=SUM([.D32:.D45])/14" office:value-type="float" office:value="0.435714285714285" calcext:value-type="float">
            <text:p>0,435714285714285</text:p>
          </table:table-cell>
          <table:table-cell table:formula="of:=SUM([.E32:.E45])/14" office:value-type="float" office:value="0.98" calcext:value-type="float">
            <text:p>0,98</text:p>
          </table:table-cell>
          <table:table-cell table:formula="of:=[.F45]/[.G45]" office:value-type="float" office:value="2.2" calcext:value-type="float">
            <text:p>2,2</text:p>
          </table:table-cell>
          <table:table-cell table:formula="of:=IF([.G45]=0;100;100-(100/(1+[.H45])))" office:value-type="float" office:value="39.030612244898" calcext:value-type="float">
            <text:p>39,0306122448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.66" calcext:value-type="float">
            <text:p>90,66</text:p>
          </table:table-cell>
          <table:table-cell table:formula="of:=[.B32]-[.B33]" office:value-type="float" office:value="-2.94" calcext:value-type="float">
            <text:p>-2,94</text:p>
          </table:table-cell>
          <table:table-cell table:formula="of:=IF([.C32]&gt;0;[.C32];0)" office:value-type="float" office:value="0" calcext:value-type="float">
            <text:p>0</text:p>
          </table:table-cell>
          <table:table-cell table:formula="of:=IF([.C32]&lt;0;-[.C32];0)" office:value-type="float" office:value="2.94" calcext:value-type="float">
            <text:p>2,94</text:p>
          </table:table-cell>
          <table:table-cell table:formula="of:=SUM([.D33:.D46])/14" office:value-type="float" office:value="0.532857142857142" calcext:value-type="float">
            <text:p>0,532857142857142</text:p>
          </table:table-cell>
          <table:table-cell table:formula="of:=SUM([.E33:.E46])/14" office:value-type="float" office:value="0.77" calcext:value-type="float">
            <text:p>0,77</text:p>
          </table:table-cell>
          <table:table-cell table:formula="of:=[.F46]/[.G46]" office:value-type="float" office:value="1.21974522292994" calcext:value-type="float">
            <text:p>1,21974522292994</text:p>
          </table:table-cell>
          <table:table-cell table:formula="of:=IF([.G46]=0;100;100-(100/(1+[.H46])))" office:value-type="float" office:value="46.1313868613139" calcext:value-type="float">
            <text:p>46,131386861313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.6" calcext:value-type="float">
            <text:p>93,6</text:p>
          </table:table-cell>
          <table:table-cell table:formula="of:=[.B33]-[.B34]" office:value-type="float" office:value="-6.5" calcext:value-type="float">
            <text:p>-6,5</text:p>
          </table:table-cell>
          <table:table-cell table:formula="of:=IF([.C33]&gt;0;[.C33];0)" office:value-type="float" office:value="0" calcext:value-type="float">
            <text:p>0</text:p>
          </table:table-cell>
          <table:table-cell table:formula="of:=IF([.C33]&lt;0;-[.C33];0)" office:value-type="float" office:value="6.5" calcext:value-type="float">
            <text:p>6,5</text:p>
          </table:table-cell>
          <table:table-cell table:formula="of:=SUM([.D34:.D47])/14" office:value-type="float" office:value="0.572857142857143" calcext:value-type="float">
            <text:p>0,572857142857143</text:p>
          </table:table-cell>
          <table:table-cell table:formula="of:=SUM([.E34:.E47])/14" office:value-type="float" office:value="0.305714285714286" calcext:value-type="float">
            <text:p>0,305714285714286</text:p>
          </table:table-cell>
          <table:table-cell table:formula="of:=[.F47]/[.G47]" office:value-type="float" office:value="0.823665893271462" calcext:value-type="float">
            <text:p>0,823665893271462</text:p>
          </table:table-cell>
          <table:table-cell table:formula="of:=IF([.G47]=0;100;100-(100/(1+[.H47])))" office:value-type="float" office:value="52.2314049586777" calcext:value-type="float">
            <text:p>52,231404958677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.1" calcext:value-type="float">
            <text:p>100,1</text:p>
          </table:table-cell>
          <table:table-cell table:formula="of:=[.B34]-[.B35]" office:value-type="float" office:value="0.199999999999989" calcext:value-type="float">
            <text:p>0,199999999999989</text:p>
          </table:table-cell>
          <table:table-cell table:formula="of:=IF([.C34]&gt;0;[.C34];0)" office:value-type="float" office:value="0.199999999999989" calcext:value-type="float">
            <text:p>0,199999999999989</text:p>
          </table:table-cell>
          <table:table-cell table:formula="of:=IF([.C34]&lt;0;-[.C34];0)" office:value-type="float" office:value="0" calcext:value-type="float">
            <text:p>0</text:p>
          </table:table-cell>
          <table:table-cell table:formula="of:=SUM([.D35:.D48])/14" office:value-type="float" office:value="0.558571428571429" calcext:value-type="float">
            <text:p>0,558571428571429</text:p>
          </table:table-cell>
          <table:table-cell table:formula="of:=SUM([.E35:.E48])/14" office:value-type="float" office:value="0.365714285714286" calcext:value-type="float">
            <text:p>0,365714285714286</text:p>
          </table:table-cell>
          <table:table-cell table:formula="of:=[.F48]/[.G48]" office:value-type="float" office:value="0.907928388746803" calcext:value-type="float">
            <text:p>0,907928388746803</text:p>
          </table:table-cell>
          <table:table-cell table:formula="of:=IF([.G48]=0;100;100-(100/(1+[.H48])))" office:value-type="float" office:value="53.9325842696629" calcext:value-type="float">
            <text:p>53,93258426966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.9" calcext:value-type="float">
            <text:p>99,9</text:p>
          </table:table-cell>
          <table:table-cell table:formula="of:=[.B35]-[.B36]" office:value-type="float" office:value="0.580000000000013" calcext:value-type="float">
            <text:p>0,580000000000013</text:p>
          </table:table-cell>
          <table:table-cell table:formula="of:=IF([.C35]&gt;0;[.C35];0)" office:value-type="float" office:value="0.580000000000013" calcext:value-type="float">
            <text:p>0,580000000000013</text:p>
          </table:table-cell>
          <table:table-cell table:formula="of:=IF([.C35]&lt;0;-[.C35];0)" office:value-type="float" office:value="0" calcext:value-type="float">
            <text:p>0</text:p>
          </table:table-cell>
          <table:table-cell table:formula="of:=SUM([.D36:.D49])/14" office:value-type="float" office:value="0.552857142857143" calcext:value-type="float">
            <text:p>0,552857142857143</text:p>
          </table:table-cell>
          <table:table-cell table:formula="of:=SUM([.E36:.E49])/14" office:value-type="float" office:value="0.365714285714286" calcext:value-type="float">
            <text:p>0,365714285714286</text:p>
          </table:table-cell>
          <table:table-cell table:formula="of:=[.F49]/[.G49]" office:value-type="float" office:value="0.789473684210527" calcext:value-type="float">
            <text:p>0,789473684210527</text:p>
          </table:table-cell>
          <table:table-cell table:formula="of:=IF([.G49]=0;100;100-(100/(1+[.H49])))" office:value-type="float" office:value="60.0614439324117" calcext:value-type="float">
            <text:p>60,06144393241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.32" calcext:value-type="float">
            <text:p>99,32</text:p>
          </table:table-cell>
          <table:table-cell table:formula="of:=[.B36]-[.B37]" office:value-type="float" office:value="0.799999999999997" calcext:value-type="float">
            <text:p>0,799999999999997</text:p>
          </table:table-cell>
          <table:table-cell table:formula="of:=IF([.C36]&gt;0;[.C36];0)" office:value-type="float" office:value="0.799999999999997" calcext:value-type="float">
            <text:p>0,799999999999997</text:p>
          </table:table-cell>
          <table:table-cell table:formula="of:=IF([.C36]&lt;0;-[.C36];0)" office:value-type="float" office:value="0" calcext:value-type="float">
            <text:p>0</text:p>
          </table:table-cell>
          <table:table-cell table:formula="of:=SUM([.D37:.D50])/14" office:value-type="float" office:value="0.495714285714286" calcext:value-type="float">
            <text:p>0,495714285714286</text:p>
          </table:table-cell>
          <table:table-cell table:formula="of:=SUM([.E37:.E50])/14" office:value-type="float" office:value="0.398571428571428" calcext:value-type="float">
            <text:p>0,398571428571428</text:p>
          </table:table-cell>
          <table:table-cell table:formula="of:=[.F50]/[.G50]" office:value-type="float" office:value="0.913924050632911" calcext:value-type="float">
            <text:p>0,913924050632911</text:p>
          </table:table-cell>
          <table:table-cell table:formula="of:=IF([.G50]=0;100;100-(100/(1+[.H50])))" office:value-type="float" office:value="55.3846153846154" calcext:value-type="float">
            <text:p>55,38461538461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8.52" calcext:value-type="float">
            <text:p>98,52</text:p>
          </table:table-cell>
          <table:table-cell table:formula="of:=[.B37]-[.B38]" office:value-type="float" office:value="-0.480000000000004" calcext:value-type="float">
            <text:p>-0,480000000000004</text:p>
          </table:table-cell>
          <table:table-cell table:formula="of:=IF([.C37]&gt;0;[.C37];0)" office:value-type="float" office:value="0" calcext:value-type="float">
            <text:p>0</text:p>
          </table:table-cell>
          <table:table-cell table:formula="of:=IF([.C37]&lt;0;-[.C37];0)" office:value-type="float" office:value="0.480000000000004" calcext:value-type="float">
            <text:p>0,480000000000004</text:p>
          </table:table-cell>
          <table:table-cell table:formula="of:=SUM([.D38:.D51])/14" office:value-type="float" office:value="0.495714285714286" calcext:value-type="float">
            <text:p>0,495714285714286</text:p>
          </table:table-cell>
          <table:table-cell table:formula="of:=SUM([.E38:.E51])/14" office:value-type="float" office:value="0.377142857142857" calcext:value-type="float">
            <text:p>0,377142857142857</text:p>
          </table:table-cell>
          <table:table-cell table:formula="of:=[.F51]/[.G51]" office:value-type="float" office:value="0.88048780487805" calcext:value-type="float">
            <text:p>0,88048780487805</text:p>
          </table:table-cell>
          <table:table-cell table:formula="of:=IF([.G51]=0;100;100-(100/(1+[.H51])))" office:value-type="float" office:value="62.5879043600562" calcext:value-type="float">
            <text:p>62,58790436005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table:formula="of:=[.B38]-[.B39]" office:value-type="float" office:value="-1.90000000000001" calcext:value-type="float">
            <text:p>-1,90000000000001</text:p>
          </table:table-cell>
          <table:table-cell table:formula="of:=IF([.C38]&gt;0;[.C38];0)" office:value-type="float" office:value="0" calcext:value-type="float">
            <text:p>0</text:p>
          </table:table-cell>
          <table:table-cell table:formula="of:=IF([.C38]&lt;0;-[.C38];0)" office:value-type="float" office:value="1.90000000000001" calcext:value-type="float">
            <text:p>1,90000000000001</text:p>
          </table:table-cell>
          <table:table-cell table:formula="of:=SUM([.D39:.D52])/14" office:value-type="float" office:value="0.52" calcext:value-type="float">
            <text:p>0,52</text:p>
          </table:table-cell>
          <table:table-cell table:formula="of:=SUM([.E39:.E52])/14" office:value-type="float" office:value="0.241428571428571" calcext:value-type="float">
            <text:p>0,241428571428571</text:p>
          </table:table-cell>
          <table:table-cell table:formula="of:=[.F52]/[.G52]" office:value-type="float" office:value="0.781818181818182" calcext:value-type="float">
            <text:p>0,781818181818182</text:p>
          </table:table-cell>
          <table:table-cell table:formula="of:=IF([.G52]=0;100;100-(100/(1+[.H52])))" office:value-type="float" office:value="65.6477438136827" calcext:value-type="float">
            <text:p>65,64774381368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.9" calcext:value-type="float">
            <text:p>100,9</text:p>
          </table:table-cell>
          <table:table-cell table:formula="of:=[.B39]-[.B40]" office:value-type="float" office:value="0.920000000000002" calcext:value-type="float">
            <text:p>0,920000000000002</text:p>
          </table:table-cell>
          <table:table-cell table:formula="of:=IF([.C39]&gt;0;[.C39];0)" office:value-type="float" office:value="0.920000000000002" calcext:value-type="float">
            <text:p>0,920000000000002</text:p>
          </table:table-cell>
          <table:table-cell table:formula="of:=IF([.C39]&lt;0;-[.C39];0)" office:value-type="float" office:value="0" calcext:value-type="float">
            <text:p>0</text:p>
          </table:table-cell>
          <table:table-cell table:formula="of:=SUM([.D40:.D53])/14" office:value-type="float" office:value="0.48" calcext:value-type="float">
            <text:p>0,48</text:p>
          </table:table-cell>
          <table:table-cell table:formula="of:=SUM([.E40:.E53])/14" office:value-type="float" office:value="0.241428571428571" calcext:value-type="float">
            <text:p>0,241428571428571</text:p>
          </table:table-cell>
          <table:table-cell table:formula="of:=[.F53]/[.G53]" office:value-type="float" office:value="0.965909090909091" calcext:value-type="float">
            <text:p>0,965909090909091</text:p>
          </table:table-cell>
          <table:table-cell table:formula="of:=IF([.G53]=0;100;100-(100/(1+[.H53])))" office:value-type="float" office:value="61.1842105263158" calcext:value-type="float">
            <text:p>61,18421052631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9.98" calcext:value-type="float">
            <text:p>99,98</text:p>
          </table:table-cell>
          <table:table-cell table:formula="of:=[.B40]-[.B41]" office:value-type="float" office:value="-0.269999999999996" calcext:value-type="float">
            <text:p>-0,269999999999996</text:p>
          </table:table-cell>
          <table:table-cell table:formula="of:=IF([.C40]&gt;0;[.C40];0)" office:value-type="float" office:value="0" calcext:value-type="float">
            <text:p>0</text:p>
          </table:table-cell>
          <table:table-cell table:formula="of:=IF([.C40]&lt;0;-[.C40];0)" office:value-type="float" office:value="0.269999999999996" calcext:value-type="float">
            <text:p>0,269999999999996</text:p>
          </table:table-cell>
          <table:table-cell table:formula="of:=SUM([.D41:.D54])/14" office:value-type="float" office:value="0.567142857142857" calcext:value-type="float">
            <text:p>0,567142857142857</text:p>
          </table:table-cell>
          <table:table-cell table:formula="of:=SUM([.E41:.E54])/14" office:value-type="float" office:value="0.222142857142857" calcext:value-type="float">
            <text:p>0,222142857142857</text:p>
          </table:table-cell>
          <table:table-cell table:formula="of:=[.F54]/[.G54]" office:value-type="float" office:value="0.758333333333334" calcext:value-type="float">
            <text:p>0,758333333333334</text:p>
          </table:table-cell>
          <table:table-cell table:formula="of:=IF([.G54]=0;100;100-(100/(1+[.H54])))" office:value-type="float" office:value="64.8083623693379" calcext:value-type="float">
            <text:p>64,80836236933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.25" calcext:value-type="float">
            <text:p>100,25</text:p>
          </table:table-cell>
          <table:table-cell table:formula="of:=[.B41]-[.B42]" office:value-type="float" office:value="1.63" calcext:value-type="float">
            <text:p>1,63</text:p>
          </table:table-cell>
          <table:table-cell table:formula="of:=IF([.C41]&gt;0;[.C41];0)" office:value-type="float" office:value="1.63" calcext:value-type="float">
            <text:p>1,63</text:p>
          </table:table-cell>
          <table:table-cell table:formula="of:=IF([.C41]&lt;0;-[.C41];0)" office:value-type="float" office:value="0" calcext:value-type="float">
            <text:p>0</text:p>
          </table:table-cell>
          <table:table-cell table:formula="of:=SUM([.D42:.D55])/14" office:value-type="float" office:value="0.679285714285715" calcext:value-type="float">
            <text:p>0,679285714285715</text:p>
          </table:table-cell>
          <table:table-cell table:formula="of:=SUM([.E42:.E55])/14" office:value-type="float" office:value="0.222142857142857" calcext:value-type="float">
            <text:p>0,222142857142857</text:p>
          </table:table-cell>
          <table:table-cell table:formula="of:=[.F55]/[.G55]" office:value-type="float" office:value="0.510416666666666" calcext:value-type="float">
            <text:p>0,510416666666666</text:p>
          </table:table-cell>
          <table:table-cell table:formula="of:=IF([.G55]=0;100;100-(100/(1+[.H55])))" office:value-type="float" office:value="56.1969439728354" calcext:value-type="float">
            <text:p>56,19694397283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.62" calcext:value-type="float">
            <text:p>98,62</text:p>
          </table:table-cell>
          <table:table-cell table:formula="of:=[.B42]-[.B43]" office:value-type="float" office:value="-1.63" calcext:value-type="float">
            <text:p>-1,63</text:p>
          </table:table-cell>
          <table:table-cell table:formula="of:=IF([.C42]&gt;0;[.C42];0)" office:value-type="float" office:value="0" calcext:value-type="float">
            <text:p>0</text:p>
          </table:table-cell>
          <table:table-cell table:formula="of:=IF([.C42]&lt;0;-[.C42];0)" office:value-type="float" office:value="1.63" calcext:value-type="float">
            <text:p>1,63</text:p>
          </table:table-cell>
          <table:table-cell table:formula="of:=SUM([.D43:.D56])/14" office:value-type="float" office:value="0.679285714285715" calcext:value-type="float">
            <text:p>0,679285714285715</text:p>
          </table:table-cell>
          <table:table-cell table:formula="of:=SUM([.E43:.E56])/14" office:value-type="float" office:value="0.164285714285715" calcext:value-type="float">
            <text:p>0,164285714285715</text:p>
          </table:table-cell>
          <table:table-cell table:formula="of:=[.F56]/[.G56]" office:value-type="float" office:value="0.431338028169014" calcext:value-type="float">
            <text:p>0,431338028169014</text:p>
          </table:table-cell>
          <table:table-cell table:formula="of:=IF([.G56]=0;100;100-(100/(1+[.H56])))" office:value-type="float" office:value="70.4255319148936" calcext:value-type="float">
            <text:p>70,42553191489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.25" calcext:value-type="float">
            <text:p>100,25</text:p>
          </table:table-cell>
          <table:table-cell table:formula="of:=[.B43]-[.B44]" office:value-type="float" office:value="1.06999999999999" calcext:value-type="float">
            <text:p>1,06999999999999</text:p>
          </table:table-cell>
          <table:table-cell table:formula="of:=IF([.C43]&gt;0;[.C43];0)" office:value-type="float" office:value="1.06999999999999" calcext:value-type="float">
            <text:p>1,06999999999999</text:p>
          </table:table-cell>
          <table:table-cell table:formula="of:=IF([.C43]&lt;0;-[.C43];0)" office:value-type="float" office:value="0" calcext:value-type="float">
            <text:p>0</text:p>
          </table:table-cell>
          <table:table-cell table:formula="of:=SUM([.D44:.D57])/14" office:value-type="float" office:value="0.602857142857144" calcext:value-type="float">
            <text:p>0,602857142857144</text:p>
          </table:table-cell>
          <table:table-cell table:formula="of:=SUM([.E44:.E57])/14" office:value-type="float" office:value="0.292857142857143" calcext:value-type="float">
            <text:p>0,292857142857143</text:p>
          </table:table-cell>
          <table:table-cell table:formula="of:=[.F57]/[.G57]" office:value-type="float" office:value="0.585774058577406" calcext:value-type="float">
            <text:p>0,585774058577406</text:p>
          </table:table-cell>
          <table:table-cell table:formula="of:=IF([.G57]=0;100;100-(100/(1+[.H57])))" office:value-type="float" office:value="60.1626016260163" calcext:value-type="float">
            <text:p>60,16260162601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.18" calcext:value-type="float">
            <text:p>99,18</text:p>
          </table:table-cell>
          <table:table-cell table:formula="of:=[.B44]-[.B45]" office:value-type="float" office:value="0.260000000000005" calcext:value-type="float">
            <text:p>0,260000000000005</text:p>
          </table:table-cell>
          <table:table-cell table:formula="of:=IF([.C44]&gt;0;[.C44];0)" office:value-type="float" office:value="0.260000000000005" calcext:value-type="float">
            <text:p>0,260000000000005</text:p>
          </table:table-cell>
          <table:table-cell table:formula="of:=IF([.C44]&lt;0;-[.C44];0)" office:value-type="float" office:value="0" calcext:value-type="float">
            <text:p>0</text:p>
          </table:table-cell>
          <table:table-cell table:formula="of:=SUM([.D45:.D58])/14" office:value-type="float" office:value="0.638571428571429" calcext:value-type="float">
            <text:p>0,638571428571429</text:p>
          </table:table-cell>
          <table:table-cell table:formula="of:=SUM([.E45:.E58])/14" office:value-type="float" office:value="0.292857142857143" calcext:value-type="float">
            <text:p>0,292857142857143</text:p>
          </table:table-cell>
          <table:table-cell table:formula="of:=[.F58]/[.G58]" office:value-type="float" office:value="0.635983263598325" calcext:value-type="float">
            <text:p>0,635983263598325</text:p>
          </table:table-cell>
          <table:table-cell table:formula="of:=IF([.G58]=0;100;100-(100/(1+[.H58])))" office:value-type="float" office:value="51.4285714285715" calcext:value-type="float">
            <text:p>51,428571428571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8.92" calcext:value-type="float">
            <text:p>98,92</text:p>
          </table:table-cell>
          <table:table-cell table:formula="of:=[.B45]-[.B46]" office:value-type="float" office:value="0.640000000000001" calcext:value-type="float">
            <text:p>0,640000000000001</text:p>
          </table:table-cell>
          <table:table-cell table:formula="of:=IF([.C45]&gt;0;[.C45];0)" office:value-type="float" office:value="0.640000000000001" calcext:value-type="float">
            <text:p>0,640000000000001</text:p>
          </table:table-cell>
          <table:table-cell table:formula="of:=IF([.C45]&lt;0;-[.C45];0)" office:value-type="float" office:value="0" calcext:value-type="float">
            <text:p>0</text:p>
          </table:table-cell>
          <table:table-cell table:formula="of:=SUM([.D46:.D59])/14" office:value-type="float" office:value="0.644285714285715" calcext:value-type="float">
            <text:p>0,644285714285715</text:p>
          </table:table-cell>
          <table:table-cell table:formula="of:=SUM([.E46:.E59])/14" office:value-type="float" office:value="0.292857142857143" calcext:value-type="float">
            <text:p>0,292857142857143</text:p>
          </table:table-cell>
          <table:table-cell table:formula="of:=[.F59]/[.G59]" office:value-type="float" office:value="0.640167364016736" calcext:value-type="float">
            <text:p>0,640167364016736</text:p>
          </table:table-cell>
          <table:table-cell table:formula="of:=IF([.G59]=0;100;100-(100/(1+[.H59])))" office:value-type="float" office:value="57.4181117533718" calcext:value-type="float">
            <text:p>57,41811175337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.28" calcext:value-type="float">
            <text:p>98,28</text:p>
          </table:table-cell>
          <table:table-cell table:formula="of:=[.B46]-[.B47]" office:value-type="float" office:value="1.36" calcext:value-type="float">
            <text:p>1,36</text:p>
          </table:table-cell>
          <table:table-cell table:formula="of:=IF([.C46]&gt;0;[.C46];0)" office:value-type="float" office:value="1.36" calcext:value-type="float">
            <text:p>1,36</text:p>
          </table:table-cell>
          <table:table-cell table:formula="of:=IF([.C46]&lt;0;-[.C46];0)" office:value-type="float" office:value="0" calcext:value-type="float">
            <text:p>0</text:p>
          </table:table-cell>
          <table:table-cell table:formula="of:=SUM([.D47:.D60])/14" office:value-type="float" office:value="0.547142857142858" calcext:value-type="float">
            <text:p>0,547142857142858</text:p>
          </table:table-cell>
          <table:table-cell table:formula="of:=SUM([.E47:.E60])/14" office:value-type="float" office:value="0.44857142857143" calcext:value-type="float">
            <text:p>0,44857142857143</text:p>
          </table:table-cell>
          <table:table-cell table:formula="of:=[.F60]/[.G60]" office:value-type="float" office:value="0.856368563685638" calcext:value-type="float">
            <text:p>0,856368563685638</text:p>
          </table:table-cell>
          <table:table-cell table:formula="of:=IF([.G60]=0;100;100-(100/(1+[.H60])))" office:value-type="float" office:value="55.278310940499" calcext:value-type="float">
            <text:p>55,2783109404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.92" calcext:value-type="float">
            <text:p>96,92</text:p>
          </table:table-cell>
          <table:table-cell table:formula="of:=[.B47]-[.B48]" office:value-type="float" office:value="0.560000000000002" calcext:value-type="float">
            <text:p>0,560000000000002</text:p>
          </table:table-cell>
          <table:table-cell table:formula="of:=IF([.C47]&gt;0;[.C47];0)" office:value-type="float" office:value="0.560000000000002" calcext:value-type="float">
            <text:p>0,560000000000002</text:p>
          </table:table-cell>
          <table:table-cell table:formula="of:=IF([.C47]&lt;0;-[.C47];0)" office:value-type="float" office:value="0" calcext:value-type="float">
            <text:p>0</text:p>
          </table:table-cell>
          <table:table-cell table:formula="of:=SUM([.D48:.D61])/14" office:value-type="float" office:value="0.507142857142858" calcext:value-type="float">
            <text:p>0,507142857142858</text:p>
          </table:table-cell>
          <table:table-cell table:formula="of:=SUM([.E48:.E61])/14" office:value-type="float" office:value="0.615714285714286" calcext:value-type="float">
            <text:p>0,615714285714286</text:p>
          </table:table-cell>
          <table:table-cell table:formula="of:=[.F61]/[.G61]" office:value-type="float" office:value="1.09342560553633" calcext:value-type="float">
            <text:p>1,09342560553633</text:p>
          </table:table-cell>
          <table:table-cell table:formula="of:=IF([.G61]=0;100;100-(100/(1+[.H61])))" office:value-type="float" office:value="58.0645161290323" calcext:value-type="float">
            <text:p>58,06451612903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.36" calcext:value-type="float">
            <text:p>96,36</text:p>
          </table:table-cell>
          <table:table-cell table:formula="of:=[.B48]-[.B49]" office:value-type="float" office:value="-0.840000000000003" calcext:value-type="float">
            <text:p>-0,840000000000003</text:p>
          </table:table-cell>
          <table:table-cell table:formula="of:=IF([.C48]&gt;0;[.C48];0)" office:value-type="float" office:value="0" calcext:value-type="float">
            <text:p>0</text:p>
          </table:table-cell>
          <table:table-cell table:formula="of:=IF([.C48]&lt;0;-[.C48];0)" office:value-type="float" office:value="0.840000000000003" calcext:value-type="float">
            <text:p>0,840000000000003</text:p>
          </table:table-cell>
          <table:table-cell table:formula="of:=SUM([.D49:.D62])/14" office:value-type="float" office:value="0.507142857142858" calcext:value-type="float">
            <text:p>0,507142857142858</text:p>
          </table:table-cell>
          <table:table-cell table:formula="of:=SUM([.E49:.E62])/14" office:value-type="float" office:value="0.558571428571429" calcext:value-type="float">
            <text:p>0,558571428571429</text:p>
          </table:table-cell>
          <table:table-cell table:formula="of:=[.F62]/[.G62]" office:value-type="float" office:value="1.17073170731707" calcext:value-type="float">
            <text:p>1,17073170731707</text:p>
          </table:table-cell>
          <table:table-cell table:formula="of:=IF([.G62]=0;100;100-(100/(1+[.H62])))" office:value-type="float" office:value="49.0842490842491" calcext:value-type="float">
            <text:p>49,084249084249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.2" calcext:value-type="float">
            <text:p>97,2</text:p>
          </table:table-cell>
          <table:table-cell table:formula="of:=[.B49]-[.B50]" office:value-type="float" office:value="0.5" calcext:value-type="float">
            <text:p>0,5</text:p>
          </table:table-cell>
          <table:table-cell table:formula="of:=IF([.C49]&gt;0;[.C49];0)" office:value-type="float" office:value="0.5" calcext:value-type="float">
            <text:p>0,5</text:p>
          </table:table-cell>
          <table:table-cell table:formula="of:=IF([.C49]&lt;0;-[.C49];0)" office:value-type="float" office:value="0" calcext:value-type="float">
            <text:p>0</text:p>
          </table:table-cell>
          <table:table-cell table:formula="of:=SUM([.D50:.D63])/14" office:value-type="float" office:value="0.471428571428572" calcext:value-type="float">
            <text:p>0,471428571428572</text:p>
          </table:table-cell>
          <table:table-cell table:formula="of:=SUM([.E50:.E63])/14" office:value-type="float" office:value="0.597142857142857" calcext:value-type="float">
            <text:p>0,597142857142857</text:p>
          </table:table-cell>
          <table:table-cell table:formula="of:=[.F63]/[.G63]" office:value-type="float" office:value="1.50384615384615" calcext:value-type="float">
            <text:p>1,50384615384615</text:p>
          </table:table-cell>
          <table:table-cell table:formula="of:=IF([.G63]=0;100;100-(100/(1+[.H63])))" office:value-type="float" office:value="27.4307791371539" calcext:value-type="float">
            <text:p>27,43077913715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.7" calcext:value-type="float">
            <text:p>96,7</text:p>
          </table:table-cell>
          <table:table-cell table:formula="of:=[.B50]-[.B51]" office:value-type="float" office:value="-0.459999999999994" calcext:value-type="float">
            <text:p>-0,459999999999994</text:p>
          </table:table-cell>
          <table:table-cell table:formula="of:=IF([.C50]&gt;0;[.C50];0)" office:value-type="float" office:value="0" calcext:value-type="float">
            <text:p>0</text:p>
          </table:table-cell>
          <table:table-cell table:formula="of:=IF([.C50]&lt;0;-[.C50];0)" office:value-type="float" office:value="0.459999999999994" calcext:value-type="float">
            <text:p>0,459999999999994</text:p>
          </table:table-cell>
          <table:table-cell table:formula="of:=SUM([.D51:.D64])/14" office:value-type="float" office:value="0.515714285714286" calcext:value-type="float">
            <text:p>0,515714285714286</text:p>
          </table:table-cell>
          <table:table-cell table:formula="of:=SUM([.E51:.E64])/14" office:value-type="float" office:value="0.564285714285715" calcext:value-type="float">
            <text:p>0,564285714285715</text:p>
          </table:table-cell>
          <table:table-cell table:formula="of:=[.F64]/[.G64]" office:value-type="float" office:value="1.24137931034483" calcext:value-type="float">
            <text:p>1,24137931034483</text:p>
          </table:table-cell>
          <table:table-cell table:formula="of:=IF([.G64]=0;100;100-(100/(1+[.H64])))" office:value-type="float" office:value="31.2942691564713" calcext:value-type="float">
            <text:p>31,29426915647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.16" calcext:value-type="float">
            <text:p>97,16</text:p>
          </table:table-cell>
          <table:table-cell table:formula="of:=[.B51]-[.B52]" office:value-type="float" office:value="-0.180000000000007" calcext:value-type="float">
            <text:p>-0,180000000000007</text:p>
          </table:table-cell>
          <table:table-cell table:formula="of:=IF([.C51]&gt;0;[.C51];0)" office:value-type="float" office:value="0" calcext:value-type="float">
            <text:p>0</text:p>
          </table:table-cell>
          <table:table-cell table:formula="of:=IF([.C51]&lt;0;-[.C51];0)" office:value-type="float" office:value="0.180000000000007" calcext:value-type="float">
            <text:p>0,180000000000007</text:p>
          </table:table-cell>
          <table:table-cell table:formula="of:=SUM([.D52:.D65])/14" office:value-type="float" office:value="0.515714285714286" calcext:value-type="float">
            <text:p>0,515714285714286</text:p>
          </table:table-cell>
          <table:table-cell table:formula="of:=SUM([.E52:.E65])/14" office:value-type="float" office:value="0.585714285714285" calcext:value-type="float">
            <text:p>0,585714285714285</text:p>
          </table:table-cell>
          <table:table-cell table:formula="of:=[.F65]/[.G65]" office:value-type="float" office:value="1.67293233082707" calcext:value-type="float">
            <text:p>1,67293233082707</text:p>
          </table:table-cell>
          <table:table-cell table:formula="of:=IF([.G65]=0;100;100-(100/(1+[.H65])))" office:value-type="float" office:value="21.8988218988218" calcext:value-type="float">
            <text:p>21,89882189882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.34" calcext:value-type="float">
            <text:p>97,34</text:p>
          </table:table-cell>
          <table:table-cell table:formula="of:=[.B52]-[.B53]" office:value-type="float" office:value="0.340000000000003" calcext:value-type="float">
            <text:p>0,340000000000003</text:p>
          </table:table-cell>
          <table:table-cell table:formula="of:=IF([.C52]&gt;0;[.C52];0)" office:value-type="float" office:value="0.340000000000003" calcext:value-type="float">
            <text:p>0,340000000000003</text:p>
          </table:table-cell>
          <table:table-cell table:formula="of:=IF([.C52]&lt;0;-[.C52];0)" office:value-type="float" office:value="0" calcext:value-type="float">
            <text:p>0</text:p>
          </table:table-cell>
          <table:table-cell table:formula="of:=SUM([.D53:.D66])/14" office:value-type="float" office:value="0.491428571428571" calcext:value-type="float">
            <text:p>0,491428571428571</text:p>
          </table:table-cell>
          <table:table-cell table:formula="of:=SUM([.E53:.E66])/14" office:value-type="float" office:value="0.628571428571428" calcext:value-type="float">
            <text:p>0,628571428571428</text:p>
          </table:table-cell>
          <table:table-cell table:formula="of:=[.F66]/[.G66]" office:value-type="float" office:value="1.91101694915254" calcext:value-type="float">
            <text:p>1,91101694915254</text:p>
          </table:table-cell>
          <table:table-cell table:formula="of:=IF([.G66]=0;100;100-(100/(1+[.H66])))" office:value-type="float" office:value="29.6064959400374" calcext:value-type="float">
            <text:p>29,60649594003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7" calcext:value-type="float">
            <text:p>97</text:p>
          </table:table-cell>
          <table:table-cell table:formula="of:=[.B53]-[.B54]" office:value-type="float" office:value="0.359999999999999" calcext:value-type="float">
            <text:p>0,359999999999999</text:p>
          </table:table-cell>
          <table:table-cell table:formula="of:=IF([.C53]&gt;0;[.C53];0)" office:value-type="float" office:value="0.359999999999999" calcext:value-type="float">
            <text:p>0,359999999999999</text:p>
          </table:table-cell>
          <table:table-cell table:formula="of:=IF([.C53]&lt;0;-[.C53];0)" office:value-type="float" office:value="0" calcext:value-type="float">
            <text:p>0</text:p>
          </table:table-cell>
          <table:table-cell table:formula="of:=SUM([.D54:.D67])/14" office:value-type="float" office:value="0.607142857142857" calcext:value-type="float">
            <text:p>0,607142857142857</text:p>
          </table:table-cell>
          <table:table-cell table:formula="of:=SUM([.E54:.E67])/14" office:value-type="float" office:value="0.628571428571428" calcext:value-type="float">
            <text:p>0,628571428571428</text:p>
          </table:table-cell>
          <table:table-cell table:formula="of:=[.F67]/[.G67]" office:value-type="float" office:value="1.57627118644068" calcext:value-type="float">
            <text:p>1,57627118644068</text:p>
          </table:table-cell>
          <table:table-cell table:formula="of:=IF([.G67]=0;100;100-(100/(1+[.H67])))" office:value-type="float" office:value="28.7160025300442" calcext:value-type="float">
            <text:p>28,71600253004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6.64" calcext:value-type="float">
            <text:p>96,64</text:p>
          </table:table-cell>
          <table:table-cell table:formula="of:=[.B54]-[.B55]" office:value-type="float" office:value="1.22" calcext:value-type="float">
            <text:p>1,22</text:p>
          </table:table-cell>
          <table:table-cell table:formula="of:=IF([.C54]&gt;0;[.C54];0)" office:value-type="float" office:value="1.22" calcext:value-type="float">
            <text:p>1,22</text:p>
          </table:table-cell>
          <table:table-cell table:formula="of:=IF([.C54]&lt;0;-[.C54];0)" office:value-type="float" office:value="0" calcext:value-type="float">
            <text:p>0</text:p>
          </table:table-cell>
          <table:table-cell table:formula="of:=SUM([.D55:.D68])/14" office:value-type="float" office:value="0.52" calcext:value-type="float">
            <text:p>0,52</text:p>
          </table:table-cell>
          <table:table-cell table:formula="of:=SUM([.E55:.E68])/14" office:value-type="float" office:value="0.685714285714285" calcext:value-type="float">
            <text:p>0,685714285714285</text:p>
          </table:table-cell>
          <table:table-cell table:formula="of:=[.F68]/[.G68]" office:value-type="float" office:value="1.84158415841584" calcext:value-type="float">
            <text:p>1,84158415841584</text:p>
          </table:table-cell>
          <table:table-cell table:formula="of:=IF([.G68]=0;100;100-(100/(1+[.H68])))" office:value-type="float" office:value="25.3773057574063" calcext:value-type="float">
            <text:p>25,377305757406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5.42" calcext:value-type="float">
            <text:p>95,42</text:p>
          </table:table-cell>
          <table:table-cell table:formula="of:=[.B55]-[.B56]" office:value-type="float" office:value="3.2" calcext:value-type="float">
            <text:p>3,2</text:p>
          </table:table-cell>
          <table:table-cell table:formula="of:=IF([.C55]&gt;0;[.C55];0)" office:value-type="float" office:value="3.2" calcext:value-type="float">
            <text:p>3,2</text:p>
          </table:table-cell>
          <table:table-cell table:formula="of:=IF([.C55]&lt;0;-[.C55];0)" office:value-type="float" office:value="0" calcext:value-type="float">
            <text:p>0</text:p>
          </table:table-cell>
          <table:table-cell table:formula="of:=SUM([.D56:.D69])/14" office:value-type="float" office:value="0.349999999999999" calcext:value-type="float">
            <text:p>0,349999999999999</text:p>
          </table:table-cell>
          <table:table-cell table:formula="of:=SUM([.E56:.E69])/14" office:value-type="float" office:value="0.685714285714285" calcext:value-type="float">
            <text:p>0,685714285714285</text:p>
          </table:table-cell>
          <table:table-cell table:formula="of:=[.F69]/[.G69]" office:value-type="float" office:value="1.28294573643411" calcext:value-type="float">
            <text:p>1,28294573643411</text:p>
          </table:table-cell>
          <table:table-cell table:formula="of:=IF([.G69]=0;100;100-(100/(1+[.H69])))" office:value-type="float" office:value="31.5612758813654" calcext:value-type="float">
            <text:p>31,56127588136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.22" calcext:value-type="float">
            <text:p>92,22</text:p>
          </table:table-cell>
          <table:table-cell table:formula="of:=[.B56]-[.B57]" office:value-type="float" office:value="-0.820000000000007" calcext:value-type="float">
            <text:p>-0,820000000000007</text:p>
          </table:table-cell>
          <table:table-cell table:formula="of:=IF([.C56]&gt;0;[.C56];0)" office:value-type="float" office:value="0" calcext:value-type="float">
            <text:p>0</text:p>
          </table:table-cell>
          <table:table-cell table:formula="of:=IF([.C56]&lt;0;-[.C56];0)" office:value-type="float" office:value="0.820000000000007" calcext:value-type="float">
            <text:p>0,820000000000007</text:p>
          </table:table-cell>
          <table:table-cell table:formula="of:=SUM([.D57:.D70])/14" office:value-type="float" office:value="0.349999999999999" calcext:value-type="float">
            <text:p>0,349999999999999</text:p>
          </table:table-cell>
          <table:table-cell table:formula="of:=SUM([.E57:.E70])/14" office:value-type="float" office:value="0.81142857142857" calcext:value-type="float">
            <text:p>0,81142857142857</text:p>
          </table:table-cell>
          <table:table-cell table:formula="of:=[.F70]/[.G70]" office:value-type="float" office:value="2.38129496402878" calcext:value-type="float">
            <text:p>2,38129496402878</text:p>
          </table:table-cell>
          <table:table-cell table:formula="of:=IF([.G70]=0;100;100-(100/(1+[.H70])))" office:value-type="float" office:value="34.3340611353711" calcext:value-type="float">
            <text:p>34,334061135371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.04" calcext:value-type="float">
            <text:p>93,04</text:p>
          </table:table-cell>
          <table:table-cell table:formula="of:=[.B57]-[.B58]" office:value-type="float" office:value="-1.8" calcext:value-type="float">
            <text:p>-1,8</text:p>
          </table:table-cell>
          <table:table-cell table:formula="of:=IF([.C57]&gt;0;[.C57];0)" office:value-type="float" office:value="0" calcext:value-type="float">
            <text:p>0</text:p>
          </table:table-cell>
          <table:table-cell table:formula="of:=IF([.C57]&lt;0;-[.C57];0)" office:value-type="float" office:value="1.8" calcext:value-type="float">
            <text:p>1,8</text:p>
          </table:table-cell>
          <table:table-cell table:formula="of:=SUM([.D58:.D71])/14" office:value-type="float" office:value="0.4" calcext:value-type="float">
            <text:p>0,4</text:p>
          </table:table-cell>
          <table:table-cell table:formula="of:=SUM([.E58:.E71])/14" office:value-type="float" office:value="0.682857142857142" calcext:value-type="float">
            <text:p>0,682857142857142</text:p>
          </table:table-cell>
          <table:table-cell table:formula="of:=[.F71]/[.G71]" office:value-type="float" office:value="1.51020408163265" calcext:value-type="float">
            <text:p>1,51020408163265</text:p>
          </table:table-cell>
          <table:table-cell table:formula="of:=IF([.G71]=0;100;100-(100/(1+[.H71])))" office:value-type="float" office:value="36.9791666666667" calcext:value-type="float">
            <text:p>36,9791666666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4.84" calcext:value-type="float">
            <text:p>94,84</text:p>
          </table:table-cell>
          <table:table-cell table:formula="of:=[.B58]-[.B59]" office:value-type="float" office:value="0.760000000000005" calcext:value-type="float">
            <text:p>0,760000000000005</text:p>
          </table:table-cell>
          <table:table-cell table:formula="of:=IF([.C58]&gt;0;[.C58];0)" office:value-type="float" office:value="0.760000000000005" calcext:value-type="float">
            <text:p>0,760000000000005</text:p>
          </table:table-cell>
          <table:table-cell table:formula="of:=IF([.C58]&lt;0;-[.C58];0)" office:value-type="float" office:value="0" calcext:value-type="float">
            <text:p>0</text:p>
          </table:table-cell>
          <table:table-cell table:formula="of:=SUM([.D59:.D72])/14" office:value-type="float" office:value="0.434285714285713" calcext:value-type="float">
            <text:p>0,434285714285713</text:p>
          </table:table-cell>
          <table:table-cell table:formula="of:=SUM([.E59:.E72])/14" office:value-type="float" office:value="0.682857142857142" calcext:value-type="float">
            <text:p>0,682857142857142</text:p>
          </table:table-cell>
          <table:table-cell table:formula="of:=[.F72]/[.G72]" office:value-type="float" office:value="1.05882352941177" calcext:value-type="float">
            <text:p>1,05882352941177</text:p>
          </table:table-cell>
          <table:table-cell table:formula="of:=IF([.G72]=0;100;100-(100/(1+[.H72])))" office:value-type="float" office:value="35.738255033557" calcext:value-type="float">
            <text:p>35,7382550335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4.08" calcext:value-type="float">
            <text:p>94,08</text:p>
          </table:table-cell>
          <table:table-cell table:formula="of:=[.B59]-[.B60]" office:value-type="float" office:value="0.719999999999999" calcext:value-type="float">
            <text:p>0,719999999999999</text:p>
          </table:table-cell>
          <table:table-cell table:formula="of:=IF([.C59]&gt;0;[.C59];0)" office:value-type="float" office:value="0.719999999999999" calcext:value-type="float">
            <text:p>0,719999999999999</text:p>
          </table:table-cell>
          <table:table-cell table:formula="of:=IF([.C59]&lt;0;-[.C59];0)" office:value-type="float" office:value="0" calcext:value-type="float">
            <text:p>0</text:p>
          </table:table-cell>
          <table:table-cell table:formula="of:=SUM([.D60:.D73])/14" office:value-type="float" office:value="0.437142857142856" calcext:value-type="float">
            <text:p>0,437142857142856</text:p>
          </table:table-cell>
          <table:table-cell table:formula="of:=SUM([.E60:.E73])/14" office:value-type="float" office:value="0.682857142857142" calcext:value-type="float">
            <text:p>0,682857142857142</text:p>
          </table:table-cell>
          <table:table-cell table:formula="of:=[.F73]/[.G73]" office:value-type="float" office:value="1.34841628959276" calcext:value-type="float">
            <text:p>1,34841628959276</text:p>
          </table:table-cell>
          <table:table-cell table:formula="of:=IF([.G73]=0;100;100-(100/(1+[.H73])))" office:value-type="float" office:value="33.5454019664546" calcext:value-type="float">
            <text:p>33,545401966454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3.36" calcext:value-type="float">
            <text:p>93,36</text:p>
          </table:table-cell>
          <table:table-cell table:formula="of:=[.B60]-[.B61]" office:value-type="float" office:value="-2.18000000000001" calcext:value-type="float">
            <text:p>-2,18000000000001</text:p>
          </table:table-cell>
          <table:table-cell table:formula="of:=IF([.C60]&gt;0;[.C60];0)" office:value-type="float" office:value="0" calcext:value-type="float">
            <text:p>0</text:p>
          </table:table-cell>
          <table:table-cell table:formula="of:=IF([.C60]&lt;0;-[.C60];0)" office:value-type="float" office:value="2.18000000000001" calcext:value-type="float">
            <text:p>2,18000000000001</text:p>
          </table:table-cell>
          <table:table-cell table:formula="of:=SUM([.D61:.D74])/14" office:value-type="float" office:value="0.451428571428571" calcext:value-type="float">
            <text:p>0,451428571428571</text:p>
          </table:table-cell>
          <table:table-cell table:formula="of:=SUM([.E61:.E74])/14" office:value-type="float" office:value="0.527142857142856" calcext:value-type="float">
            <text:p>0,527142857142856</text:p>
          </table:table-cell>
          <table:table-cell table:formula="of:=[.F74]/[.G74]" office:value-type="float" office:value="1.23605150214592" calcext:value-type="float">
            <text:p>1,23605150214592</text:p>
          </table:table-cell>
          <table:table-cell table:formula="of:=IF([.G74]=0;100;100-(100/(1+[.H74])))" office:value-type="float" office:value="90.4661016949153" calcext:value-type="float">
            <text:p>90,466101694915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5.54" calcext:value-type="float">
            <text:p>95,54</text:p>
          </table:table-cell>
          <table:table-cell table:formula="of:=[.B61]-[.B62]" office:value-type="float" office:value="-2.33999999999999" calcext:value-type="float">
            <text:p>-2,33999999999999</text:p>
          </table:table-cell>
          <table:table-cell table:formula="of:=IF([.C61]&gt;0;[.C61];0)" office:value-type="float" office:value="0" calcext:value-type="float">
            <text:p>0</text:p>
          </table:table-cell>
          <table:table-cell table:formula="of:=IF([.C61]&lt;0;-[.C61];0)" office:value-type="float" office:value="2.33999999999999" calcext:value-type="float">
            <text:p>2,33999999999999</text:p>
          </table:table-cell>
          <table:table-cell table:formula="of:=SUM([.D62:.D75])/14" office:value-type="float" office:value="0.451428571428571" calcext:value-type="float">
            <text:p>0,451428571428571</text:p>
          </table:table-cell>
          <table:table-cell table:formula="of:=SUM([.E62:.E75])/14" office:value-type="float" office:value="0.412857142857143" calcext:value-type="float">
            <text:p>0,412857142857143</text:p>
          </table:table-cell>
          <table:table-cell table:formula="of:=[.F75]/[.G75]" office:value-type="float" office:value="1.38461538461539" calcext:value-type="float">
            <text:p>1,38461538461539</text:p>
          </table:table-cell>
          <table:table-cell table:formula="of:=IF([.G75]=0;100;100-(100/(1+[.H75])))" office:value-type="float" office:value="90.6504755434782" calcext:value-type="float">
            <text:p>90,65047554347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7.88" calcext:value-type="float">
            <text:p>97,88</text:p>
          </table:table-cell>
          <table:table-cell table:formula="of:=[.B62]-[.B63]" office:value-type="float" office:value="-0.0400000000000063" calcext:value-type="float">
            <text:p>-0,040000000000006</text:p>
          </table:table-cell>
          <table:table-cell table:formula="of:=IF([.C62]&gt;0;[.C62];0)" office:value-type="float" office:value="0" calcext:value-type="float">
            <text:p>0</text:p>
          </table:table-cell>
          <table:table-cell table:formula="of:=IF([.C62]&lt;0;-[.C62];0)" office:value-type="float" office:value="0.0400000000000063" calcext:value-type="float">
            <text:p>0,040000000000006</text:p>
          </table:table-cell>
          <table:table-cell table:formula="of:=SUM([.D63:.D76])/14" office:value-type="float" office:value="0.48" calcext:value-type="float">
            <text:p>0,48</text:p>
          </table:table-cell>
          <table:table-cell table:formula="of:=SUM([.E63:.E76])/14" office:value-type="float" office:value="0.41" calcext:value-type="float">
            <text:p>0,41</text:p>
          </table:table-cell>
          <table:table-cell table:formula="of:=[.F76]/[.G76]" office:value-type="float" office:value="0.964028776978417" calcext:value-type="float">
            <text:p>0,964028776978417</text:p>
          </table:table-cell>
          <table:table-cell table:formula="of:=IF([.G76]=0;100;100-(100/(1+[.H76])))" office:value-type="float" office:value="91.74114816088" calcext:value-type="float">
            <text:p>91,741148160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7.92" calcext:value-type="float">
            <text:p>97,92</text:p>
          </table:table-cell>
          <table:table-cell table:formula="of:=[.B63]-[.B64]" office:value-type="float" office:value="-0.539999999999992" calcext:value-type="float">
            <text:p>-0,539999999999992</text:p>
          </table:table-cell>
          <table:table-cell table:formula="of:=IF([.C63]&gt;0;[.C63];0)" office:value-type="float" office:value="0" calcext:value-type="float">
            <text:p>0</text:p>
          </table:table-cell>
          <table:table-cell table:formula="of:=IF([.C63]&lt;0;-[.C63];0)" office:value-type="float" office:value="0.539999999999992" calcext:value-type="float">
            <text:p>0,539999999999992</text:p>
          </table:table-cell>
          <table:table-cell table:formula="of:=SUM([.D64:.D77])/14" office:value-type="float" office:value="0.558571428571428" calcext:value-type="float">
            <text:p>0,558571428571428</text:p>
          </table:table-cell>
          <table:table-cell table:formula="of:=SUM([.E64:.E77])/14" office:value-type="float" office:value="0.371428571428572" calcext:value-type="float">
            <text:p>0,371428571428572</text:p>
          </table:table-cell>
          <table:table-cell table:formula="of:=[.F77]/[.G77]" office:value-type="float" office:value="0.377994676131322" calcext:value-type="float">
            <text:p>0,377994676131322</text:p>
          </table:table-cell>
          <table:table-cell table:formula="of:=IF([.G77]=0;100;100-(100/(1+[.H77])))" office:value-type="float" office:value="96.475372797108" calcext:value-type="float">
            <text:p>96,47537279710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8.46" calcext:value-type="float">
            <text:p>98,46</text:p>
          </table:table-cell>
          <table:table-cell table:formula="of:=[.B64]-[.B65]" office:value-type="float" office:value="0.61999999999999" calcext:value-type="float">
            <text:p>0,61999999999999</text:p>
          </table:table-cell>
          <table:table-cell table:formula="of:=IF([.C64]&gt;0;[.C64];0)" office:value-type="float" office:value="0.61999999999999" calcext:value-type="float">
            <text:p>0,61999999999999</text:p>
          </table:table-cell>
          <table:table-cell table:formula="of:=IF([.C64]&lt;0;-[.C64];0)" office:value-type="float" office:value="0" calcext:value-type="float">
            <text:p>0</text:p>
          </table:table-cell>
          <table:table-cell table:formula="of:=SUM([.D65:.D78])/14" office:value-type="float" office:value="0.514285714285714" calcext:value-type="float">
            <text:p>0,514285714285714</text:p>
          </table:table-cell>
          <table:table-cell table:formula="of:=SUM([.E65:.E78])/14" office:value-type="float" office:value="0.414285714285714" calcext:value-type="float">
            <text:p>0,414285714285714</text:p>
          </table:table-cell>
          <table:table-cell table:formula="of:=[.F78]/[.G78]" office:value-type="float" office:value="0.455482661668228" calcext:value-type="float">
            <text:p>0,455482661668228</text:p>
          </table:table-cell>
          <table:table-cell table:formula="of:=IF([.G78]=0;100;100-(100/(1+[.H78])))" office:value-type="float" office:value="96.4561562925943" calcext:value-type="float">
            <text:p>96,45615629259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7.84" calcext:value-type="float">
            <text:p>97,84</text:p>
          </table:table-cell>
          <table:table-cell table:formula="of:=[.B65]-[.B66]" office:value-type="float" office:value="-0.47999999999999" calcext:value-type="float">
            <text:p>-0,47999999999999</text:p>
          </table:table-cell>
          <table:table-cell table:formula="of:=IF([.C65]&gt;0;[.C65];0)" office:value-type="float" office:value="0" calcext:value-type="float">
            <text:p>0</text:p>
          </table:table-cell>
          <table:table-cell table:formula="of:=IF([.C65]&lt;0;-[.C65];0)" office:value-type="float" office:value="0.47999999999999" calcext:value-type="float">
            <text:p>0,47999999999999</text:p>
          </table:table-cell>
          <table:table-cell table:formula="of:=SUM([.D66:.D79])/14" office:value-type="float" office:value="0.635714285714286" calcext:value-type="float">
            <text:p>0,635714285714286</text:p>
          </table:table-cell>
          <table:table-cell table:formula="of:=SUM([.E66:.E79])/14" office:value-type="float" office:value="0.38" calcext:value-type="float">
            <text:p>0,38</text:p>
          </table:table-cell>
          <table:table-cell table:formula="of:=[.F79]/[.G79]" office:value-type="float" office:value="0.280390417036379" calcext:value-type="float">
            <text:p>0,280390417036379</text:p>
          </table:table-cell>
          <table:table-cell table:formula="of:=IF([.G79]=0;100;100-(100/(1+[.H79])))" office:value-type="float" office:value="96.9849246231156" calcext:value-type="float">
            <text:p>96,98492462311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8.32" calcext:value-type="float">
            <text:p>98,32</text:p>
          </table:table-cell>
          <table:table-cell table:formula="of:=[.B66]-[.B67]" office:value-type="float" office:value="-0.600000000000009" calcext:value-type="float">
            <text:p>-0,600000000000009</text:p>
          </table:table-cell>
          <table:table-cell table:formula="of:=IF([.C66]&gt;0;[.C66];0)" office:value-type="float" office:value="0" calcext:value-type="float">
            <text:p>0</text:p>
          </table:table-cell>
          <table:table-cell table:formula="of:=IF([.C66]&lt;0;-[.C66];0)" office:value-type="float" office:value="0.600000000000009" calcext:value-type="float">
            <text:p>0,600000000000009</text:p>
          </table:table-cell>
          <table:table-cell table:formula="of:=SUM([.D67:.D80])/14" office:value-type="float" office:value="0.644285714285714" calcext:value-type="float">
            <text:p>0,644285714285714</text:p>
          </table:table-cell>
          <table:table-cell table:formula="of:=SUM([.E67:.E80])/14" office:value-type="float" office:value="0.337142857142857" calcext:value-type="float">
            <text:p>0,337142857142857</text:p>
          </table:table-cell>
          <table:table-cell table:formula="of:=[.F80]/[.G80]" office:value-type="float" office:value="0.420585625554569" calcext:value-type="float">
            <text:p>0,420585625554569</text:p>
          </table:table-cell>
          <table:table-cell table:formula="of:=IF([.G80]=0;100;100-(100/(1+[.H80])))" office:value-type="float" office:value="96.9373549883991" calcext:value-type="float">
            <text:p>96,93735498839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8.92" calcext:value-type="float">
            <text:p>98,92</text:p>
          </table:table-cell>
          <table:table-cell table:formula="of:=[.B67]-[.B68]" office:value-type="float" office:value="1.98" calcext:value-type="float">
            <text:p>1,98</text:p>
          </table:table-cell>
          <table:table-cell table:formula="of:=IF([.C67]&gt;0;[.C67];0)" office:value-type="float" office:value="1.98" calcext:value-type="float">
            <text:p>1,98</text:p>
          </table:table-cell>
          <table:table-cell table:formula="of:=IF([.C67]&lt;0;-[.C67];0)" office:value-type="float" office:value="0" calcext:value-type="float">
            <text:p>0</text:p>
          </table:table-cell>
          <table:table-cell table:formula="of:=SUM([.D68:.D81])/14" office:value-type="float" office:value="0.531428571428571" calcext:value-type="float">
            <text:p>0,531428571428571</text:p>
          </table:table-cell>
          <table:table-cell table:formula="of:=SUM([.E68:.E81])/14" office:value-type="float" office:value="0.337142857142857" calcext:value-type="float">
            <text:p>0,337142857142857</text:p>
          </table:table-cell>
          <table:table-cell table:formula="of:=[.F81]/[.G81]" office:value-type="float" office:value="0.402839396628215" calcext:value-type="float">
            <text:p>0,402839396628215</text:p>
          </table:table-cell>
          <table:table-cell table:formula="of:=IF([.G81]=0;100;100-(100/(1+[.H81])))" office:value-type="float" office:value="96.931659693166" calcext:value-type="float">
            <text:p>96,93165969316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6.94" calcext:value-type="float">
            <text:p>96,94</text:p>
          </table:table-cell>
          <table:table-cell table:formula="of:=[.B68]-[.B69]" office:value-type="float" office:value="-0.799999999999997" calcext:value-type="float">
            <text:p>-0,799999999999997</text:p>
          </table:table-cell>
          <table:table-cell table:formula="of:=IF([.C68]&gt;0;[.C68];0)" office:value-type="float" office:value="0" calcext:value-type="float">
            <text:p>0</text:p>
          </table:table-cell>
          <table:table-cell table:formula="of:=IF([.C68]&lt;0;-[.C68];0)" office:value-type="float" office:value="0.799999999999997" calcext:value-type="float">
            <text:p>0,799999999999997</text:p>
          </table:table-cell>
          <table:table-cell table:formula="of:=SUM([.D69:.D82])/14" office:value-type="float" office:value="0.531428571428571" calcext:value-type="float">
            <text:p>0,531428571428571</text:p>
          </table:table-cell>
          <table:table-cell table:formula="of:=SUM([.E69:.E82])/14" office:value-type="float" office:value="0.288571428571429" calcext:value-type="float">
            <text:p>0,288571428571429</text:p>
          </table:table-cell>
          <table:table-cell table:formula="of:=[.F82]/[.G82]" office:value-type="float" office:value="0.34007490636704" calcext:value-type="float">
            <text:p>0,34007490636704</text:p>
          </table:table-cell>
          <table:table-cell table:formula="of:=IF([.G82]=0;100;100-(100/(1+[.H82])))" office:value-type="float" office:value="98.9558614143332" calcext:value-type="float">
            <text:p>98,95586141433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7.74" calcext:value-type="float">
            <text:p>97,74</text:p>
          </table:table-cell>
          <table:table-cell table:formula="of:=[.B69]-[.B70]" office:value-type="float" office:value="0.819999999999993" calcext:value-type="float">
            <text:p>0,819999999999993</text:p>
          </table:table-cell>
          <table:table-cell table:formula="of:=IF([.C69]&gt;0;[.C69];0)" office:value-type="float" office:value="0.819999999999993" calcext:value-type="float">
            <text:p>0,819999999999993</text:p>
          </table:table-cell>
          <table:table-cell table:formula="of:=IF([.C69]&lt;0;-[.C69];0)" office:value-type="float" office:value="0" calcext:value-type="float">
            <text:p>0</text:p>
          </table:table-cell>
          <table:table-cell table:formula="of:=SUM([.D70:.D83])/14" office:value-type="float" office:value="0.472857142857143" calcext:value-type="float">
            <text:p>0,472857142857143</text:p>
          </table:table-cell>
          <table:table-cell table:formula="of:=SUM([.E70:.E83])/14" office:value-type="float" office:value="0.368571428571428" calcext:value-type="float">
            <text:p>0,368571428571428</text:p>
          </table:table-cell>
          <table:table-cell table:formula="of:=[.F83]/[.G83]" office:value-type="float" office:value="0.461161079313164" calcext:value-type="float">
            <text:p>0,461161079313164</text:p>
          </table:table-cell>
          <table:table-cell table:formula="of:=IF([.G83]=0;100;100-(100/(1+[.H83])))" office:value-type="float" office:value="98.9448441247002" calcext:value-type="float">
            <text:p>98,944844124700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6.92" calcext:value-type="float">
            <text:p>96,92</text:p>
          </table:table-cell>
          <table:table-cell table:formula="of:=[.B70]-[.B71]" office:value-type="float" office:value="-2.58" calcext:value-type="float">
            <text:p>-2,58</text:p>
          </table:table-cell>
          <table:table-cell table:formula="of:=IF([.C70]&gt;0;[.C70];0)" office:value-type="float" office:value="0" calcext:value-type="float">
            <text:p>0</text:p>
          </table:table-cell>
          <table:table-cell table:formula="of:=IF([.C70]&lt;0;-[.C70];0)" office:value-type="float" office:value="2.58" calcext:value-type="float">
            <text:p>2,58</text:p>
          </table:table-cell>
          <table:table-cell table:formula="of:=SUM([.D71:.D84])/14" office:value-type="float" office:value="0.472857142857143" calcext:value-type="float">
            <text:p>0,472857142857143</text:p>
          </table:table-cell>
          <table:table-cell table:formula="of:=SUM([.E71:.E84])/14" office:value-type="float" office:value="0.198571428571429" calcext:value-type="float">
            <text:p>0,198571428571429</text:p>
          </table:table-cell>
          <table:table-cell table:formula="of:=[.F84]/[.G84]" office:value-type="float" office:value="0.522859517871985" calcext:value-type="float">
            <text:p>0,522859517871985</text:p>
          </table:table-cell>
          <table:table-cell table:formula="of:=IF([.G84]=0;100;100-(100/(1+[.H84])))" office:value-type="float" office:value="98.9382239382239" calcext:value-type="float">
            <text:p>98,93822393822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9.5" calcext:value-type="float">
            <text:p>99,5</text:p>
          </table:table-cell>
          <table:table-cell table:formula="of:=[.B71]-[.B72]" office:value-type="float" office:value="0.700000000000003" calcext:value-type="float">
            <text:p>0,700000000000003</text:p>
          </table:table-cell>
          <table:table-cell table:formula="of:=IF([.C71]&gt;0;[.C71];0)" office:value-type="float" office:value="0.700000000000003" calcext:value-type="float">
            <text:p>0,700000000000003</text:p>
          </table:table-cell>
          <table:table-cell table:formula="of:=IF([.C71]&lt;0;-[.C71];0)" office:value-type="float" office:value="0" calcext:value-type="float">
            <text:p>0</text:p>
          </table:table-cell>
          <table:table-cell table:formula="of:=SUM([.D72:.D85])/14" office:value-type="float" office:value="0.422857142857143" calcext:value-type="float">
            <text:p>0,422857142857143</text:p>
          </table:table-cell>
          <table:table-cell table:formula="of:=SUM([.E72:.E85])/14" office:value-type="float" office:value="0.28" calcext:value-type="float">
            <text:p>0,28</text:p>
          </table:table-cell>
          <table:table-cell table:formula="of:=[.F85]/[.G85]" office:value-type="float" office:value="0.586776859504132" calcext:value-type="float">
            <text:p>0,586776859504132</text:p>
          </table:table-cell>
          <table:table-cell table:formula="of:=IF([.G85]=0;100;100-(100/(1+[.H85])))" office:value-type="float" office:value="98.9371980676328" calcext:value-type="float">
            <text:p>98,937198067632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8.8" calcext:value-type="float">
            <text:p>98,8</text:p>
          </table:table-cell>
          <table:table-cell table:formula="of:=[.B72]-[.B73]" office:value-type="float" office:value="1.24" calcext:value-type="float">
            <text:p>1,24</text:p>
          </table:table-cell>
          <table:table-cell table:formula="of:=IF([.C72]&gt;0;[.C72];0)" office:value-type="float" office:value="1.24" calcext:value-type="float">
            <text:p>1,24</text:p>
          </table:table-cell>
          <table:table-cell table:formula="of:=IF([.C72]&lt;0;-[.C72];0)" office:value-type="float" office:value="0" calcext:value-type="float">
            <text:p>0</text:p>
          </table:table-cell>
          <table:table-cell table:formula="of:=SUM([.D73:.D86])/14" office:value-type="float" office:value="0.334285714285715" calcext:value-type="float">
            <text:p>0,334285714285715</text:p>
          </table:table-cell>
          <table:table-cell table:formula="of:=SUM([.E73:.E86])/14" office:value-type="float" office:value="0.315714285714286" calcext:value-type="float">
            <text:p>0,315714285714286</text:p>
          </table:table-cell>
          <table:table-cell table:formula="of:=[.F86]/[.G86]" office:value-type="float" office:value="0.556135770234986" calcext:value-type="float">
            <text:p>0,556135770234986</text:p>
          </table:table-cell>
          <table:table-cell table:formula="of:=IF([.G86]=0;100;100-(100/(1+[.H86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7.56" calcext:value-type="float">
            <text:p>97,56</text:p>
          </table:table-cell>
          <table:table-cell table:formula="of:=[.B73]-[.B74]" office:value-type="float" office:value="0.760000000000005" calcext:value-type="float">
            <text:p>0,760000000000005</text:p>
          </table:table-cell>
          <table:table-cell table:formula="of:=IF([.C73]&gt;0;[.C73];0)" office:value-type="float" office:value="0.760000000000005" calcext:value-type="float">
            <text:p>0,760000000000005</text:p>
          </table:table-cell>
          <table:table-cell table:formula="of:=IF([.C73]&lt;0;-[.C73];0)" office:value-type="float" office:value="0" calcext:value-type="float">
            <text:p>0</text:p>
          </table:table-cell>
          <table:table-cell table:formula="of:=SUM([.D74:.D87])/14" office:value-type="float" office:value="0.425714285714285" calcext:value-type="float">
            <text:p>0,425714285714285</text:p>
          </table:table-cell>
          <table:table-cell table:formula="of:=SUM([.E74:.E87])/14" office:value-type="float" office:value="0.315714285714286" calcext:value-type="float">
            <text:p>0,315714285714286</text:p>
          </table:table-cell>
          <table:table-cell table:formula="of:=[.F87]/[.G87]" office:value-type="float" office:value="0.504786771105309" calcext:value-type="float">
            <text:p>0,504786771105309</text:p>
          </table:table-cell>
          <table:table-cell table:formula="of:=IF([.G87]=0;100;100-(100/(1+[.H87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.8" calcext:value-type="float">
            <text:p>96,8</text:p>
          </table:table-cell>
          <table:table-cell table:formula="of:=[.B74]-[.B75]" office:value-type="float" office:value="0.200000000000003" calcext:value-type="float">
            <text:p>0,200000000000003</text:p>
          </table:table-cell>
          <table:table-cell table:formula="of:=IF([.C74]&gt;0;[.C74];0)" office:value-type="float" office:value="0.200000000000003" calcext:value-type="float">
            <text:p>0,200000000000003</text:p>
          </table:table-cell>
          <table:table-cell table:formula="of:=IF([.C74]&lt;0;-[.C74];0)" office:value-type="float" office:value="0" calcext:value-type="float">
            <text:p>0</text:p>
          </table:table-cell>
          <table:table-cell table:formula="of:=SUM([.D75:.D88])/14" office:value-type="float" office:value="0.411428571428571" calcext:value-type="float">
            <text:p>0,411428571428571</text:p>
          </table:table-cell>
          <table:table-cell table:formula="of:=SUM([.E75:.E88])/14" office:value-type="float" office:value="0.332857142857143" calcext:value-type="float">
            <text:p>0,332857142857143</text:p>
          </table:table-cell>
          <table:table-cell table:formula="of:=[.F88]/[.G88]" office:value-type="float" office:value="9.48888888888889" calcext:value-type="float">
            <text:p>9,48888888888889</text:p>
          </table:table-cell>
          <table:table-cell table:formula="of:=IF([.G88]=0;100;100-(100/(1+[.H88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6.6" calcext:value-type="float">
            <text:p>96,6</text:p>
          </table:table-cell>
          <table:table-cell table:formula="of:=[.B75]-[.B76]" office:value-type="float" office:value="-0.740000000000009" calcext:value-type="float">
            <text:p>-0,740000000000009</text:p>
          </table:table-cell>
          <table:table-cell table:formula="of:=IF([.C75]&gt;0;[.C75];0)" office:value-type="float" office:value="0" calcext:value-type="float">
            <text:p>0</text:p>
          </table:table-cell>
          <table:table-cell table:formula="of:=IF([.C75]&lt;0;-[.C75];0)" office:value-type="float" office:value="0.740000000000009" calcext:value-type="float">
            <text:p>0,740000000000009</text:p>
          </table:table-cell>
          <table:table-cell table:formula="of:=SUM([.D76:.D89])/14" office:value-type="float" office:value="0.411428571428571" calcext:value-type="float">
            <text:p>0,411428571428571</text:p>
          </table:table-cell>
          <table:table-cell table:formula="of:=SUM([.E76:.E89])/14" office:value-type="float" office:value="0.297142857142856" calcext:value-type="float">
            <text:p>0,297142857142856</text:p>
          </table:table-cell>
          <table:table-cell table:formula="of:=[.F89]/[.G89]" office:value-type="float" office:value="9.69573115349682" calcext:value-type="float">
            <text:p>9,69573115349682</text:p>
          </table:table-cell>
          <table:table-cell table:formula="of:=IF([.G89]=0;100;100-(100/(1+[.H89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7.34" calcext:value-type="float">
            <text:p>97,34</text:p>
          </table:table-cell>
          <table:table-cell table:formula="of:=[.B76]-[.B77]" office:value-type="float" office:value="0.400000000000006" calcext:value-type="float">
            <text:p>0,400000000000006</text:p>
          </table:table-cell>
          <table:table-cell table:formula="of:=IF([.C76]&gt;0;[.C76];0)" office:value-type="float" office:value="0.400000000000006" calcext:value-type="float">
            <text:p>0,400000000000006</text:p>
          </table:table-cell>
          <table:table-cell table:formula="of:=IF([.C76]&lt;0;-[.C76];0)" office:value-type="float" office:value="0" calcext:value-type="float">
            <text:p>0</text:p>
          </table:table-cell>
          <table:table-cell table:formula="of:=SUM([.D77:.D90])/14" office:value-type="float" office:value="0.382857142857142" calcext:value-type="float">
            <text:p>0,382857142857142</text:p>
          </table:table-cell>
          <table:table-cell table:formula="of:=SUM([.E77:.E90])/14" office:value-type="float" office:value="0.397142857142856" calcext:value-type="float">
            <text:p>0,397142857142856</text:p>
          </table:table-cell>
          <table:table-cell table:formula="of:=[.F90]/[.G90]" office:value-type="float" office:value="11.108220603538" calcext:value-type="float">
            <text:p>11,108220603538</text:p>
          </table:table-cell>
          <table:table-cell table:formula="of:=IF([.G90]=0;100;100-(100/(1+[.H90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6.94" calcext:value-type="float">
            <text:p>96,94</text:p>
          </table:table-cell>
          <table:table-cell table:formula="of:=[.B77]-[.B78]" office:value-type="float" office:value="1.09999999999999" calcext:value-type="float">
            <text:p>1,09999999999999</text:p>
          </table:table-cell>
          <table:table-cell table:formula="of:=IF([.C77]&gt;0;[.C77];0)" office:value-type="float" office:value="1.09999999999999" calcext:value-type="float">
            <text:p>1,09999999999999</text:p>
          </table:table-cell>
          <table:table-cell table:formula="of:=IF([.C77]&lt;0;-[.C77];0)" office:value-type="float" office:value="0" calcext:value-type="float">
            <text:p>0</text:p>
          </table:table-cell>
          <table:table-cell table:formula="of:=SUM([.D78:.D91])/14" office:value-type="float" office:value="0.304285714285714" calcext:value-type="float">
            <text:p>0,304285714285714</text:p>
          </table:table-cell>
          <table:table-cell table:formula="of:=SUM([.E78:.E91])/14" office:value-type="float" office:value="0.804999999999999" calcext:value-type="float">
            <text:p>0,804999999999999</text:p>
          </table:table-cell>
          <table:table-cell table:formula="of:=[.F91]/[.G91]" office:value-type="float" office:value="27.3717948717948" calcext:value-type="float">
            <text:p>27,3717948717948</text:p>
          </table:table-cell>
          <table:table-cell table:formula="of:=IF([.G91]=0;100;100-(100/(1+[.H91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.84" calcext:value-type="float">
            <text:p>95,84</text:p>
          </table:table-cell>
          <table:table-cell table:formula="of:=[.B78]-[.B79]" office:value-type="float" office:value="-0.599999999999994" calcext:value-type="float">
            <text:p>-0,599999999999994</text:p>
          </table:table-cell>
          <table:table-cell table:formula="of:=IF([.C78]&gt;0;[.C78];0)" office:value-type="float" office:value="0" calcext:value-type="float">
            <text:p>0</text:p>
          </table:table-cell>
          <table:table-cell table:formula="of:=IF([.C78]&lt;0;-[.C78];0)" office:value-type="float" office:value="0.599999999999994" calcext:value-type="float">
            <text:p>0,599999999999994</text:p>
          </table:table-cell>
          <table:table-cell table:formula="of:=SUM([.D79:.D92])/14" office:value-type="float" office:value="0.347142857142856" calcext:value-type="float">
            <text:p>0,347142857142856</text:p>
          </table:table-cell>
          <table:table-cell table:formula="of:=SUM([.E79:.E92])/14" office:value-type="float" office:value="0.762142857142856" calcext:value-type="float">
            <text:p>0,762142857142856</text:p>
          </table:table-cell>
          <table:table-cell table:formula="of:=[.F92]/[.G92]" office:value-type="float" office:value="27.2179487179487" calcext:value-type="float">
            <text:p>27,2179487179487</text:p>
          </table:table-cell>
          <table:table-cell table:formula="of:=IF([.G92]=0;100;100-(100/(1+[.H92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6.44" calcext:value-type="float">
            <text:p>96,44</text:p>
          </table:table-cell>
          <table:table-cell table:formula="of:=[.B79]-[.B80]" office:value-type="float" office:value="1.7" calcext:value-type="float">
            <text:p>1,7</text:p>
          </table:table-cell>
          <table:table-cell table:formula="of:=IF([.C79]&gt;0;[.C79];0)" office:value-type="float" office:value="1.7" calcext:value-type="float">
            <text:p>1,7</text:p>
          </table:table-cell>
          <table:table-cell table:formula="of:=IF([.C79]&lt;0;-[.C79];0)" office:value-type="float" office:value="0" calcext:value-type="float">
            <text:p>0</text:p>
          </table:table-cell>
          <table:table-cell table:formula="of:=SUM([.D80:.D93])/14" office:value-type="float" office:value="0.225714285714284" calcext:value-type="float">
            <text:p>0,225714285714284</text:p>
          </table:table-cell>
          <table:table-cell table:formula="of:=SUM([.E80:.E93])/14" office:value-type="float" office:value="0.804999999999999" calcext:value-type="float">
            <text:p>0,804999999999999</text:p>
          </table:table-cell>
          <table:table-cell table:formula="of:=[.F93]/[.G93]" office:value-type="float" office:value="32.1666666666666" calcext:value-type="float">
            <text:p>32,1666666666666</text:p>
          </table:table-cell>
          <table:table-cell table:formula="of:=IF([.G93]=0;100;100-(100/(1+[.H93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.74" calcext:value-type="float">
            <text:p>94,74</text:p>
          </table:table-cell>
          <table:table-cell table:formula="of:=[.B80]-[.B81]" office:value-type="float" office:value="0.11999999999999" calcext:value-type="float">
            <text:p>0,11999999999999</text:p>
          </table:table-cell>
          <table:table-cell table:formula="of:=IF([.C80]&gt;0;[.C80];0)" office:value-type="float" office:value="0.11999999999999" calcext:value-type="float">
            <text:p>0,11999999999999</text:p>
          </table:table-cell>
          <table:table-cell table:formula="of:=IF([.C80]&lt;0;-[.C80];0)" office:value-type="float" office:value="0" calcext:value-type="float">
            <text:p>0</text:p>
          </table:table-cell>
          <table:table-cell table:formula="of:=SUM([.D81:.D94])/14" office:value-type="float" office:value="0.338571428571427" calcext:value-type="float">
            <text:p>0,338571428571427</text:p>
          </table:table-cell>
          <table:table-cell table:formula="of:=SUM([.E81:.E94])/14" office:value-type="float" office:value="0.804999999999999" calcext:value-type="float">
            <text:p>0,804999999999999</text:p>
          </table:table-cell>
          <table:table-cell table:formula="of:=[.F94]/[.G94]" office:value-type="float" office:value="31.651515151515" calcext:value-type="float">
            <text:p>31,651515151515</text:p>
          </table:table-cell>
          <table:table-cell table:formula="of:=IF([.G94]=0;100;100-(100/(1+[.H94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4.62" calcext:value-type="float">
            <text:p>94,62</text:p>
          </table:table-cell>
          <table:table-cell table:formula="of:=[.B81]-[.B82]" office:value-type="float" office:value="0.400000000000006" calcext:value-type="float">
            <text:p>0,400000000000006</text:p>
          </table:table-cell>
          <table:table-cell table:formula="of:=IF([.C81]&gt;0;[.C81];0)" office:value-type="float" office:value="0.400000000000006" calcext:value-type="float">
            <text:p>0,400000000000006</text:p>
          </table:table-cell>
          <table:table-cell table:formula="of:=IF([.C81]&lt;0;-[.C81];0)" office:value-type="float" office:value="0" calcext:value-type="float">
            <text:p>0</text:p>
          </table:table-cell>
          <table:table-cell table:formula="of:=SUM([.D82:.D95])/14" office:value-type="float" office:value="0.324285714285713" calcext:value-type="float">
            <text:p>0,324285714285713</text:p>
          </table:table-cell>
          <table:table-cell table:formula="of:=SUM([.E82:.E95])/14" office:value-type="float" office:value="0.804999999999999" calcext:value-type="float">
            <text:p>0,804999999999999</text:p>
          </table:table-cell>
          <table:table-cell table:formula="of:=[.F95]/[.G95]" office:value-type="float" office:value="31.590909090909" calcext:value-type="float">
            <text:p>31,590909090909</text:p>
          </table:table-cell>
          <table:table-cell table:formula="of:=IF([.G95]=0;100;100-(100/(1+[.H95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4.22" calcext:value-type="float">
            <text:p>94,22</text:p>
          </table:table-cell>
          <table:table-cell table:formula="of:=[.B82]-[.B83]" office:value-type="float" office:value="-0.120000000000005" calcext:value-type="float">
            <text:p>-0,120000000000005</text:p>
          </table:table-cell>
          <table:table-cell table:formula="of:=IF([.C82]&gt;0;[.C82];0)" office:value-type="float" office:value="0" calcext:value-type="float">
            <text:p>0</text:p>
          </table:table-cell>
          <table:table-cell table:formula="of:=IF([.C82]&lt;0;-[.C82];0)" office:value-type="float" office:value="0.120000000000005" calcext:value-type="float">
            <text:p>0,120000000000005</text:p>
          </table:table-cell>
          <table:table-cell table:formula="of:=SUM([.D83:.D96])/14" office:value-type="float" office:value="0.324285714285713" calcext:value-type="float">
            <text:p>0,324285714285713</text:p>
          </table:table-cell>
          <table:table-cell table:formula="of:=SUM([.E83:.E96])/14" office:value-type="float" office:value="0.953571428571427" calcext:value-type="float">
            <text:p>0,953571428571427</text:p>
          </table:table-cell>
          <table:table-cell table:formula="of:=[.F96]/[.G96]" office:value-type="float" office:value="94.7727272727265" calcext:value-type="float">
            <text:p>94,7727272727265</text:p>
          </table:table-cell>
          <table:table-cell table:formula="of:=IF([.G96]=0;100;100-(100/(1+[.H96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4.34" calcext:value-type="float">
            <text:p>94,34</text:p>
          </table:table-cell>
          <table:table-cell table:formula="of:=[.B83]-[.B84]" office:value-type="float" office:value="-1.11999999999999" calcext:value-type="float">
            <text:p>-1,11999999999999</text:p>
          </table:table-cell>
          <table:table-cell table:formula="of:=IF([.C83]&gt;0;[.C83];0)" office:value-type="float" office:value="0" calcext:value-type="float">
            <text:p>0</text:p>
          </table:table-cell>
          <table:table-cell table:formula="of:=IF([.C83]&lt;0;-[.C83];0)" office:value-type="float" office:value="1.11999999999999" calcext:value-type="float">
            <text:p>1,11999999999999</text:p>
          </table:table-cell>
          <table:table-cell table:formula="of:=SUM([.D84:.D97])/14" office:value-type="float" office:value="0.402857142857142" calcext:value-type="float">
            <text:p>0,402857142857142</text:p>
          </table:table-cell>
          <table:table-cell table:formula="of:=SUM([.E84:.E97])/14" office:value-type="float" office:value="0.873571428571428" calcext:value-type="float">
            <text:p>0,873571428571428</text:p>
          </table:table-cell>
          <table:table-cell table:formula="of:=[.F97]/[.G97]" office:value-type="float" office:value="93.7727272727265" calcext:value-type="float">
            <text:p>93,7727272727265</text:p>
          </table:table-cell>
          <table:table-cell table:formula="of:=IF([.G97]=0;100;100-(100/(1+[.H97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5.46" calcext:value-type="float">
            <text:p>95,46</text:p>
          </table:table-cell>
          <table:table-cell table:formula="of:=[.B84]-[.B85]" office:value-type="float" office:value="-0.200000000000003" calcext:value-type="float">
            <text:p>-0,200000000000003</text:p>
          </table:table-cell>
          <table:table-cell table:formula="of:=IF([.C84]&gt;0;[.C84];0)" office:value-type="float" office:value="0" calcext:value-type="float">
            <text:p>0</text:p>
          </table:table-cell>
          <table:table-cell table:formula="of:=IF([.C84]&lt;0;-[.C84];0)" office:value-type="float" office:value="0.200000000000003" calcext:value-type="float">
            <text:p>0,200000000000003</text:p>
          </table:table-cell>
          <table:table-cell table:formula="of:=SUM([.D85:.D98])/14" office:value-type="float" office:value="0.449285714285713" calcext:value-type="float">
            <text:p>0,449285714285713</text:p>
          </table:table-cell>
          <table:table-cell table:formula="of:=SUM([.E85:.E98])/14" office:value-type="float" office:value="0.859285714285713" calcext:value-type="float">
            <text:p>0,859285714285713</text:p>
          </table:table-cell>
          <table:table-cell table:formula="of:=[.F98]/[.G98]" office:value-type="float" office:value="93.1818181818175" calcext:value-type="float">
            <text:p>93,1818181818175</text:p>
          </table:table-cell>
          <table:table-cell table:formula="of:=IF([.G98]=0;100;100-(100/(1+[.H98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5.66" calcext:value-type="float">
            <text:p>95,66</text:p>
          </table:table-cell>
          <table:table-cell table:formula="of:=[.B85]-[.B86]" office:value-type="float" office:value="-1.14" calcext:value-type="float">
            <text:p>-1,14</text:p>
          </table:table-cell>
          <table:table-cell table:formula="of:=IF([.C85]&gt;0;[.C85];0)" office:value-type="float" office:value="0" calcext:value-type="float">
            <text:p>0</text:p>
          </table:table-cell>
          <table:table-cell table:formula="of:=IF([.C85]&lt;0;-[.C85];0)" office:value-type="float" office:value="1.14" calcext:value-type="float">
            <text:p>1,14</text:p>
          </table:table-cell>
          <table:table-cell table:formula="of:=SUM([.D86:.D99])/14" office:value-type="float" office:value="0.45642857142857" calcext:value-type="float">
            <text:p>0,45642857142857</text:p>
          </table:table-cell>
          <table:table-cell table:formula="of:=SUM([.E86:.E99])/14" office:value-type="float" office:value="0.777857142857142" calcext:value-type="float">
            <text:p>0,777857142857142</text:p>
          </table:table-cell>
          <table:table-cell table:formula="of:=[.F99]/[.G99]" office:value-type="float" office:value="93.0909090909084" calcext:value-type="float">
            <text:p>93,0909090909084</text:p>
          </table:table-cell>
          <table:table-cell table:formula="of:=IF([.G99]=0;100;100-(100/(1+[.H99])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6.8" calcext:value-type="float">
            <text:p>96,8</text:p>
          </table:table-cell>
          <table:table-cell table:formula="of:=[.B86]-[.B87]" office:value-type="float" office:value="-0.5" calcext:value-type="float">
            <text:p>-0,5</text:p>
          </table:table-cell>
          <table:table-cell table:formula="of:=IF([.C86]&gt;0;[.C86];0)" office:value-type="float" office:value="0" calcext:value-type="float">
            <text:p>0</text:p>
          </table:table-cell>
          <table:table-cell table:formula="of:=IF([.C86]&lt;0;-[.C86];0)" office:value-type="float" office:value="0.5" calcext:value-type="float">
            <text:p>0,5</text:p>
          </table:table-cell>
          <table:table-cell table:formula="of:=SUM([.D87:.D100])/14" office:value-type="float" office:value="0.45642857142857" calcext:value-type="float">
            <text:p>0,45642857142857</text:p>
          </table:table-cell>
          <table:table-cell table:formula="of:=SUM([.E87:.E100])/14" office:value-type="float" office:value="0.820714285714285" calcext:value-type="float">
            <text:p>0,820714285714285</text:p>
          </table:table-cell>
          <table:table-cell table:formula="of:=[.F100]/[.G100]" office:value-type="string" office:string-value="" calcext:value-type="error">
            <text:p>#DIV/0!</text:p>
          </table:table-cell>
          <table:table-cell table:formula="of:=IF([.G100]=0;100;100-(100/(1+[.H100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.3" calcext:value-type="float">
            <text:p>97,3</text:p>
          </table:table-cell>
          <table:table-cell table:formula="of:=[.B87]-[.B88]" office:value-type="float" office:value="2.03999999999999" calcext:value-type="float">
            <text:p>2,03999999999999</text:p>
          </table:table-cell>
          <table:table-cell table:formula="of:=IF([.C87]&gt;0;[.C87];0)" office:value-type="float" office:value="2.03999999999999" calcext:value-type="float">
            <text:p>2,03999999999999</text:p>
          </table:table-cell>
          <table:table-cell table:formula="of:=IF([.C87]&lt;0;-[.C87];0)" office:value-type="float" office:value="0" calcext:value-type="float">
            <text:p>0</text:p>
          </table:table-cell>
          <table:table-cell table:formula="of:=SUM([.D88:.D101])/14" office:value-type="float" office:value="0.414285714285714" calcext:value-type="float">
            <text:p>0,414285714285714</text:p>
          </table:table-cell>
          <table:table-cell table:formula="of:=SUM([.E88:.E101])/14" office:value-type="float" office:value="0.820714285714285" calcext:value-type="float">
            <text:p>0,820714285714285</text:p>
          </table:table-cell>
          <table:table-cell table:formula="of:=[.F101]/[.G101]" office:value-type="string" office:string-value="" calcext:value-type="error">
            <text:p>#DIV/0!</text:p>
          </table:table-cell>
          <table:table-cell table:formula="of:=IF([.G101]=0;100;100-(100/(1+[.H101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5.26" calcext:value-type="float">
            <text:p>95,26</text:p>
          </table:table-cell>
          <table:table-cell table:formula="of:=[.B88]-[.B89]" office:value-type="float" office:value="-0.239999999999995" calcext:value-type="float">
            <text:p>-0,239999999999995</text:p>
          </table:table-cell>
          <table:table-cell table:formula="of:=IF([.C88]&gt;0;[.C88];0)" office:value-type="float" office:value="0" calcext:value-type="float">
            <text:p>0</text:p>
          </table:table-cell>
          <table:table-cell table:formula="of:=IF([.C88]&lt;0;-[.C88];0)" office:value-type="float" office:value="0.239999999999995" calcext:value-type="float">
            <text:p>0,239999999999995</text:p>
          </table:table-cell>
          <table:table-cell table:formula="of:=SUM([.D89:.D102])/14" office:value-type="float" office:value="7.625" calcext:value-type="float">
            <text:p>7,625</text:p>
          </table:table-cell>
          <table:table-cell table:formula="of:=SUM([.E89:.E102])/14" office:value-type="float" office:value="0.803571428571429" calcext:value-type="float">
            <text:p>0,803571428571429</text:p>
          </table:table-cell>
          <table:table-cell table:formula="of:=[.F102]/[.G102]" office:value-type="string" office:string-value="" calcext:value-type="error">
            <text:p>#DIV/0!</text:p>
          </table:table-cell>
          <table:table-cell table:formula="of:=IF([.G102]=0;100;100-(100/(1+[.H102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.5" calcext:value-type="float">
            <text:p>95,5</text:p>
          </table:table-cell>
          <table:table-cell table:formula="of:=[.B89]-[.B90]" office:value-type="float" office:value="-0.239999999999995" calcext:value-type="float">
            <text:p>-0,239999999999995</text:p>
          </table:table-cell>
          <table:table-cell table:formula="of:=IF([.C89]&gt;0;[.C89];0)" office:value-type="float" office:value="0" calcext:value-type="float">
            <text:p>0</text:p>
          </table:table-cell>
          <table:table-cell table:formula="of:=IF([.C89]&lt;0;-[.C89];0)" office:value-type="float" office:value="0.239999999999995" calcext:value-type="float">
            <text:p>0,239999999999995</text:p>
          </table:table-cell>
          <table:table-cell table:formula="of:=SUM([.D90:.D103])/14" office:value-type="float" office:value="7.625" calcext:value-type="float">
            <text:p>7,625</text:p>
          </table:table-cell>
          <table:table-cell table:formula="of:=SUM([.E90:.E103])/14" office:value-type="float" office:value="0.786428571428572" calcext:value-type="float">
            <text:p>0,786428571428572</text:p>
          </table:table-cell>
          <table:table-cell table:formula="of:=[.F103]/[.G103]" office:value-type="string" office:string-value="" calcext:value-type="error">
            <text:p>#DIV/0!</text:p>
          </table:table-cell>
          <table:table-cell table:formula="of:=IF([.G103]=0;100;100-(100/(1+[.H103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5.74" calcext:value-type="float">
            <text:p>95,74</text:p>
          </table:table-cell>
          <table:table-cell table:formula="of:=[.B90]-[.B91]" office:value-type="float" office:value="-1.40000000000001" calcext:value-type="float">
            <text:p>-1,40000000000001</text:p>
          </table:table-cell>
          <table:table-cell table:formula="of:=IF([.C90]&gt;0;[.C90];0)" office:value-type="float" office:value="0" calcext:value-type="float">
            <text:p>0</text:p>
          </table:table-cell>
          <table:table-cell table:formula="of:=IF([.C90]&lt;0;-[.C90];0)" office:value-type="float" office:value="1.40000000000001" calcext:value-type="float">
            <text:p>1,40000000000001</text:p>
          </table:table-cell>
          <table:table-cell table:formula="of:=SUM([.D91:.D104])/14" office:value-type="float" office:value="7.625" calcext:value-type="float">
            <text:p>7,625</text:p>
          </table:table-cell>
          <table:table-cell table:formula="of:=SUM([.E91:.E104])/14" office:value-type="float" office:value="0.686428571428571" calcext:value-type="float">
            <text:p>0,686428571428571</text:p>
          </table:table-cell>
          <table:table-cell table:formula="of:=[.F104]/[.G104]" office:value-type="string" office:string-value="" calcext:value-type="error">
            <text:p>#DIV/0!</text:p>
          </table:table-cell>
          <table:table-cell table:formula="of:=IF([.G104]=0;100;100-(100/(1+[.H104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7.14" calcext:value-type="float">
            <text:p>97,14</text:p>
          </table:table-cell>
          <table:table-cell table:formula="of:=[.B91]-[.B92]" office:value-type="float" office:value="-5.70999999999999" calcext:value-type="float">
            <text:p>-5,70999999999999</text:p>
          </table:table-cell>
          <table:table-cell table:formula="of:=IF([.C91]&gt;0;[.C91];0)" office:value-type="float" office:value="0" calcext:value-type="float">
            <text:p>0</text:p>
          </table:table-cell>
          <table:table-cell table:formula="of:=IF([.C91]&lt;0;-[.C91];0)" office:value-type="float" office:value="5.70999999999999" calcext:value-type="float">
            <text:p>5,70999999999999</text:p>
          </table:table-cell>
          <table:table-cell table:formula="of:=SUM([.D92:.D105])/14" office:value-type="float" office:value="7.625" calcext:value-type="float">
            <text:p>7,625</text:p>
          </table:table-cell>
          <table:table-cell table:formula="of:=SUM([.E92:.E105])/14" office:value-type="float" office:value="0.278571428571429" calcext:value-type="float">
            <text:p>0,278571428571429</text:p>
          </table:table-cell>
          <table:table-cell table:formula="of:=[.F105]/[.G105]" office:value-type="string" office:string-value="" calcext:value-type="error">
            <text:p>#DIV/0!</text:p>
          </table:table-cell>
          <table:table-cell table:formula="of:=IF([.G105]=0;100;100-(100/(1+[.H105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2.85" calcext:value-type="float">
            <text:p>102,85</text:p>
          </table:table-cell>
          <table:table-cell table:formula="of:=[.B92]-[.B93]" office:value-type="float" office:value="0.599999999999994" calcext:value-type="float">
            <text:p>0,599999999999994</text:p>
          </table:table-cell>
          <table:table-cell table:formula="of:=IF([.C92]&gt;0;[.C92];0)" office:value-type="float" office:value="0.599999999999994" calcext:value-type="float">
            <text:p>0,599999999999994</text:p>
          </table:table-cell>
          <table:table-cell table:formula="of:=IF([.C92]&lt;0;-[.C92];0)" office:value-type="float" office:value="0" calcext:value-type="float">
            <text:p>0</text:p>
          </table:table-cell>
          <table:table-cell table:formula="of:=SUM([.D93:.D106])/14" office:value-type="float" office:value="7.58214285714286" calcext:value-type="float">
            <text:p>7,58214285714286</text:p>
          </table:table-cell>
          <table:table-cell table:formula="of:=SUM([.E93:.E106])/14" office:value-type="float" office:value="0.278571428571429" calcext:value-type="float">
            <text:p>0,278571428571429</text:p>
          </table:table-cell>
          <table:table-cell table:formula="of:=[.F106]/[.G106]" office:value-type="string" office:string-value="" calcext:value-type="error">
            <text:p>#DIV/0!</text:p>
          </table:table-cell>
          <table:table-cell table:formula="of:=IF([.G106]=0;100;100-(100/(1+[.H106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2.25" calcext:value-type="float">
            <text:p>102,25</text:p>
          </table:table-cell>
          <table:table-cell table:formula="of:=[.B93]-[.B94]" office:value-type="float" office:value="-0.599999999999994" calcext:value-type="float">
            <text:p>-0,599999999999994</text:p>
          </table:table-cell>
          <table:table-cell table:formula="of:=IF([.C93]&gt;0;[.C93];0)" office:value-type="float" office:value="0" calcext:value-type="float">
            <text:p>0</text:p>
          </table:table-cell>
          <table:table-cell table:formula="of:=IF([.C93]&lt;0;-[.C93];0)" office:value-type="float" office:value="0.599999999999994" calcext:value-type="float">
            <text:p>0,599999999999994</text:p>
          </table:table-cell>
          <table:table-cell table:formula="of:=SUM([.D94:.D107])/14" office:value-type="float" office:value="7.58214285714286" calcext:value-type="float">
            <text:p>7,58214285714286</text:p>
          </table:table-cell>
          <table:table-cell table:formula="of:=SUM([.E94:.E107])/14" office:value-type="float" office:value="0.235714285714287" calcext:value-type="float">
            <text:p>0,235714285714287</text:p>
          </table:table-cell>
          <table:table-cell table:formula="of:=[.F107]/[.G107]" office:value-type="string" office:string-value="" calcext:value-type="error">
            <text:p>#DIV/0!</text:p>
          </table:table-cell>
          <table:table-cell table:formula="of:=IF([.G107]=0;100;100-(100/(1+[.H107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2.85" calcext:value-type="float">
            <text:p>102,85</text:p>
          </table:table-cell>
          <table:table-cell table:formula="of:=[.B94]-[.B95]" office:value-type="float" office:value="1.69999999999999" calcext:value-type="float">
            <text:p>1,69999999999999</text:p>
          </table:table-cell>
          <table:table-cell table:formula="of:=IF([.C94]&gt;0;[.C94];0)" office:value-type="float" office:value="1.69999999999999" calcext:value-type="float">
            <text:p>1,69999999999999</text:p>
          </table:table-cell>
          <table:table-cell table:formula="of:=IF([.C94]&lt;0;-[.C94];0)" office:value-type="float" office:value="0" calcext:value-type="float">
            <text:p>0</text:p>
          </table:table-cell>
          <table:table-cell table:formula="of:=SUM([.D95:.D108])/14" office:value-type="float" office:value="7.46071428571429" calcext:value-type="float">
            <text:p>7,46071428571429</text:p>
          </table:table-cell>
          <table:table-cell table:formula="of:=SUM([.E95:.E108])/14" office:value-type="float" office:value="0.235714285714287" calcext:value-type="float">
            <text:p>0,235714285714287</text:p>
          </table:table-cell>
          <table:table-cell table:formula="of:=[.F108]/[.G108]" office:value-type="string" office:string-value="" calcext:value-type="error">
            <text:p>#DIV/0!</text:p>
          </table:table-cell>
          <table:table-cell table:formula="of:=IF([.G108]=0;100;100-(100/(1+[.H108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1.15" calcext:value-type="float">
            <text:p>101,15</text:p>
          </table:table-cell>
          <table:table-cell table:formula="of:=[.B95]-[.B96]" office:value-type="float" office:value="0.200000000000003" calcext:value-type="float">
            <text:p>0,200000000000003</text:p>
          </table:table-cell>
          <table:table-cell table:formula="of:=IF([.C95]&gt;0;[.C95];0)" office:value-type="float" office:value="0.200000000000003" calcext:value-type="float">
            <text:p>0,200000000000003</text:p>
          </table:table-cell>
          <table:table-cell table:formula="of:=IF([.C95]&lt;0;-[.C95];0)" office:value-type="float" office:value="0" calcext:value-type="float">
            <text:p>0</text:p>
          </table:table-cell>
          <table:table-cell table:formula="of:=SUM([.D96:.D109])/14" office:value-type="float" office:value="7.44642857142857" calcext:value-type="float">
            <text:p>7,44642857142857</text:p>
          </table:table-cell>
          <table:table-cell table:formula="of:=SUM([.E96:.E109])/14" office:value-type="float" office:value="0.235714285714287" calcext:value-type="float">
            <text:p>0,235714285714287</text:p>
          </table:table-cell>
          <table:table-cell table:formula="of:=[.F109]/[.G109]" office:value-type="string" office:string-value="" calcext:value-type="error">
            <text:p>#DIV/0!</text:p>
          </table:table-cell>
          <table:table-cell table:formula="of:=IF([.G109]=0;100;100-(100/(1+[.H109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.95" calcext:value-type="float">
            <text:p>100,95</text:p>
          </table:table-cell>
          <table:table-cell table:formula="of:=[.B96]-[.B97]" office:value-type="float" office:value="-2.2" calcext:value-type="float">
            <text:p>-2,2</text:p>
          </table:table-cell>
          <table:table-cell table:formula="of:=IF([.C96]&gt;0;[.C96];0)" office:value-type="float" office:value="0" calcext:value-type="float">
            <text:p>0</text:p>
          </table:table-cell>
          <table:table-cell table:formula="of:=IF([.C96]&lt;0;-[.C96];0)" office:value-type="float" office:value="2.2" calcext:value-type="float">
            <text:p>2,2</text:p>
          </table:table-cell>
          <table:table-cell table:formula="of:=SUM([.D97:.D110])/14" office:value-type="float" office:value="7.44642857142857" calcext:value-type="float">
            <text:p>7,44642857142857</text:p>
          </table:table-cell>
          <table:table-cell table:formula="of:=SUM([.E97:.E110])/14" office:value-type="float" office:value="0.0785714285714292" calcext:value-type="float">
            <text:p>0,078571428571429</text:p>
          </table:table-cell>
          <table:table-cell table:formula="of:=[.F110]/[.G110]" office:value-type="string" office:string-value="" calcext:value-type="error">
            <text:p>#DIV/0!</text:p>
          </table:table-cell>
          <table:table-cell table:formula="of:=IF([.G110]=0;100;100-(100/(1+[.H110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.15" calcext:value-type="float">
            <text:p>103,15</text:p>
          </table:table-cell>
          <table:table-cell table:formula="of:=[.B97]-[.B98]" office:value-type="float" office:value="1.10000000000001" calcext:value-type="float">
            <text:p>1,10000000000001</text:p>
          </table:table-cell>
          <table:table-cell table:formula="of:=IF([.C97]&gt;0;[.C97];0)" office:value-type="float" office:value="1.10000000000001" calcext:value-type="float">
            <text:p>1,10000000000001</text:p>
          </table:table-cell>
          <table:table-cell table:formula="of:=IF([.C97]&lt;0;-[.C97];0)" office:value-type="float" office:value="0" calcext:value-type="float">
            <text:p>0</text:p>
          </table:table-cell>
          <table:table-cell table:formula="of:=SUM([.D98:.D111])/14" office:value-type="float" office:value="7.36785714285714" calcext:value-type="float">
            <text:p>7,36785714285714</text:p>
          </table:table-cell>
          <table:table-cell table:formula="of:=SUM([.E98:.E111])/14" office:value-type="float" office:value="0.0785714285714292" calcext:value-type="float">
            <text:p>0,078571428571429</text:p>
          </table:table-cell>
          <table:table-cell table:formula="of:=[.F111]/[.G111]" office:value-type="string" office:string-value="" calcext:value-type="error">
            <text:p>#DIV/0!</text:p>
          </table:table-cell>
          <table:table-cell table:formula="of:=IF([.G111]=0;100;100-(100/(1+[.H111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2.05" calcext:value-type="float">
            <text:p>102,05</text:p>
          </table:table-cell>
          <table:table-cell table:formula="of:=[.B98]-[.B99]" office:value-type="float" office:value="0.649999999999992" calcext:value-type="float">
            <text:p>0,649999999999992</text:p>
          </table:table-cell>
          <table:table-cell table:formula="of:=IF([.C98]&gt;0;[.C98];0)" office:value-type="float" office:value="0.649999999999992" calcext:value-type="float">
            <text:p>0,649999999999992</text:p>
          </table:table-cell>
          <table:table-cell table:formula="of:=IF([.C98]&lt;0;-[.C98];0)" office:value-type="float" office:value="0" calcext:value-type="float">
            <text:p>0</text:p>
          </table:table-cell>
          <table:table-cell table:formula="of:=SUM([.D99:.D112])/14" office:value-type="float" office:value="7.32142857142857" calcext:value-type="float">
            <text:p>7,32142857142857</text:p>
          </table:table-cell>
          <table:table-cell table:formula="of:=SUM([.E99:.E112])/14" office:value-type="float" office:value="0.0785714285714292" calcext:value-type="float">
            <text:p>0,078571428571429</text:p>
          </table:table-cell>
          <table:table-cell table:formula="of:=[.F112]/[.G112]" office:value-type="string" office:string-value="" calcext:value-type="error">
            <text:p>#DIV/0!</text:p>
          </table:table-cell>
          <table:table-cell table:formula="of:=IF([.G112]=0;100;100-(100/(1+[.H112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.4" calcext:value-type="float">
            <text:p>101,4</text:p>
          </table:table-cell>
          <table:table-cell table:formula="of:=[.B99]-[.B100]" office:value-type="float" office:value="0.100000000000009" calcext:value-type="float">
            <text:p>0,100000000000009</text:p>
          </table:table-cell>
          <table:table-cell table:formula="of:=IF([.C99]&gt;0;[.C99];0)" office:value-type="float" office:value="0.100000000000009" calcext:value-type="float">
            <text:p>0,100000000000009</text:p>
          </table:table-cell>
          <table:table-cell table:formula="of:=IF([.C99]&lt;0;-[.C99];0)" office:value-type="float" office:value="0" calcext:value-type="float">
            <text:p>0</text:p>
          </table:table-cell>
          <table:table-cell table:formula="of:=SUM([.D100:.D113])/14" office:value-type="float" office:value="7.31428571428572" calcext:value-type="float">
            <text:p>7,31428571428572</text:p>
          </table:table-cell>
          <table:table-cell table:formula="of:=SUM([.E100:.E113])/14" office:value-type="float" office:value="0.0785714285714292" calcext:value-type="float">
            <text:p>0,078571428571429</text:p>
          </table:table-cell>
          <table:table-cell table:formula="of:=[.F113]/[.G113]" office:value-type="string" office:string-value="" calcext:value-type="error">
            <text:p>#DIV/0!</text:p>
          </table:table-cell>
          <table:table-cell table:formula="of:=IF([.G113]=0;100;100-(100/(1+[.H113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.3" calcext:value-type="float">
            <text:p>101,3</text:p>
          </table:table-cell>
          <table:table-cell table:formula="of:=[.B100]-[.B101]" office:value-type="float" office:value="-1.10000000000001" calcext:value-type="float">
            <text:p>-1,10000000000001</text:p>
          </table:table-cell>
          <table:table-cell table:formula="of:=IF([.C100]&gt;0;[.C100];0)" office:value-type="float" office:value="0" calcext:value-type="float">
            <text:p>0</text:p>
          </table:table-cell>
          <table:table-cell table:formula="of:=IF([.C100]&lt;0;-[.C100];0)" office:value-type="float" office:value="1.10000000000001" calcext:value-type="float">
            <text:p>1,10000000000001</text:p>
          </table:table-cell>
          <table:table-cell table:formula="of:=SUM([.D101:.D114])/14" office:value-type="float" office:value="7.31428571428572" calcext:value-type="float">
            <text:p>7,31428571428572</text:p>
          </table:table-cell>
          <table:table-cell table:formula="of:=SUM([.E101:.E114])/14" office:value-type="float" office:value="0" calcext:value-type="float">
            <text:p>0</text:p>
          </table:table-cell>
          <table:table-cell table:formula="of:=[.F114]/[.G114]" office:value-type="string" office:string-value="" calcext:value-type="error">
            <text:p>#DIV/0!</text:p>
          </table:table-cell>
          <table:table-cell table:formula="of:=IF([.G114]=0;100;100-(100/(1+[.H114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2.4" calcext:value-type="float">
            <text:p>102,4</text:p>
          </table:table-cell>
          <table:table-cell table:formula="of:=[.B101]-[.B102]" office:value-type="float" office:value="1.45" calcext:value-type="float">
            <text:p>1,45</text:p>
          </table:table-cell>
          <table:table-cell table:formula="of:=IF([.C101]&gt;0;[.C101];0)" office:value-type="float" office:value="1.45" calcext:value-type="float">
            <text:p>1,45</text:p>
          </table:table-cell>
          <table:table-cell table:formula="of:=IF([.C101]&lt;0;-[.C101];0)" office:value-type="float" office:value="0" calcext:value-type="float">
            <text:p>0</text:p>
          </table:table-cell>
          <table:table-cell table:formula="of:=SUM([.D102:.D115])/14" office:value-type="float" office:value="7.21071428571429" calcext:value-type="float">
            <text:p>7,21071428571429</text:p>
          </table:table-cell>
          <table:table-cell table:formula="of:=SUM([.E102:.E115])/14" office:value-type="float" office:value="0" calcext:value-type="float">
            <text:p>0</text:p>
          </table:table-cell>
          <table:table-cell table:formula="of:=[.F115]/[.G115]" office:value-type="string" office:string-value="" calcext:value-type="error">
            <text:p>#DIV/0!</text:p>
          </table:table-cell>
          <table:table-cell table:formula="of:=IF([.G115]=0;100;100-(100/(1+[.H115]))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.95" calcext:value-type="float">
            <text:p>100,95</text:p>
          </table:table-cell>
          <table:table-cell table:formula="of:=[.B102]-[.B103]" office:value-type="float" office:value="100.95" calcext:value-type="float">
            <text:p>100,95</text:p>
          </table:table-cell>
          <table:table-cell table:formula="of:=IF([.C102]&gt;0;[.C102];0)" office:value-type="float" office:value="100.95" calcext:value-type="float">
            <text:p>100,95</text:p>
          </table:table-cell>
          <table:table-cell table:formula="of:=IF([.C102]&lt;0;-[.C102];0)" office:value-type="float" office:value="0" calcext:value-type="float">
            <text:p>0</text:p>
          </table:table-cell>
          <table:table-cell table:formula="of:=SUM([.D103:.D116])/14" office:value-type="float" office:value="0" calcext:value-type="float">
            <text:p>0</text:p>
          </table:table-cell>
          <table:table-cell table:formula="of:=SUM([.E103:.E116])/14" office:value-type="float" office:value="0" calcext:value-type="float">
            <text:p>0</text:p>
          </table:table-cell>
          <table:table-cell table:formula="of:=[.F116]/[.G116]" office:value-type="string" office:string-value="" calcext:value-type="error">
            <text:p>#DIV/0!</text:p>
          </table:table-cell>
          <table:table-cell table:formula="of:=IF([.G116]=0;100;100-(100/(1+[.H116]))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2T08:05:54.889000000</meta:creation-date>
    <dc:date>2020-12-12T09:08:13.416000000</dc:date>
    <meta:editing-duration>PT11M57S</meta:editing-duration>
    <meta:editing-cycles>4</meta:editing-cycles>
    <meta:generator>LibreOffice/6.4.0.3$Windows_X86_64 LibreOffice_project/b0a288ab3d2d4774cb44b62f04d5d28733ac6df8</meta:generator>
    <meta:document-statistic meta:table-count="1" meta:cell-count="910" meta:object-count="0"/>
  </office:meta>
</office:document-meta>
</file>